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6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10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1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2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V_por_Assinatur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3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4">
            <text:p>SERVIÇO: TV POR ASSINATUR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ERÍODO: JAN/2018 a DEZ/2018</text:p>
          </table:table-cell>
          <table:table-cell table:number-columns-repeated="4" table:style-name="ce2"/>
          <table:table-cell office:value-type="float" office:value="2018" table:style-name="ce3">
            <text:p>2018</text:p>
          </table:table-cell>
          <table:table-cell table:number-columns-repeated="1004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8-01</text:p>
          </table:table-cell>
          <table:table-cell office:value-type="string" table:style-name="ce7">
            <text:p>2018-02</text:p>
          </table:table-cell>
          <table:table-cell office:value-type="string" table:style-name="ce7">
            <text:p>2018-03</text:p>
          </table:table-cell>
          <table:table-cell office:value-type="string" table:style-name="ce7">
            <text:p>2018-04</text:p>
          </table:table-cell>
          <table:table-cell office:value-type="string" table:style-name="ce7">
            <text:p>2018-05</text:p>
          </table:table-cell>
          <table:table-cell office:value-type="string" table:style-name="ce7">
            <text:p>2018-06</text:p>
          </table:table-cell>
          <table:table-cell office:value-type="string" table:style-name="ce7">
            <text:p>2018-07</text:p>
          </table:table-cell>
          <table:table-cell office:value-type="string" table:style-name="ce7">
            <text:p>2018-08</text:p>
          </table:table-cell>
          <table:table-cell office:value-type="string" table:style-name="ce7">
            <text:p>2018-09</text:p>
          </table:table-cell>
          <table:table-cell office:value-type="string" table:style-name="ce7">
            <text:p>2018-10</text:p>
          </table:table-cell>
          <table:table-cell office:value-type="string" table:style-name="ce7">
            <text:p>2018-11</text:p>
          </table:table-cell>
          <table:table-cell office:value-type="string" table:style-name="ce7">
            <text:p>2018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2.250145788919497" table:style-name="ce9">
            <text:p>92,250</text:p>
          </table:table-cell>
          <table:table-cell office:value-type="float" office:value="86.55" table:style-name="ce9">
            <text:p>86,550</text:p>
          </table:table-cell>
          <table:table-cell office:value-type="float" office:value="88.843999999999994" table:style-name="ce9">
            <text:p>88,844</text:p>
          </table:table-cell>
          <table:table-cell office:value-type="float" office:value="98.966999999999999" table:style-name="ce9">
            <text:p>98,967</text:p>
          </table:table-cell>
          <table:table-cell office:value-type="float" office:value="99.883158641047103" table:style-name="ce9">
            <text:p>99,883</text:p>
          </table:table-cell>
          <table:table-cell office:value-type="float" office:value="99.021000000000001" table:style-name="ce9">
            <text:p>99,021</text:p>
          </table:table-cell>
          <table:table-cell office:value-type="float" office:value="88.605000000000004" table:style-name="ce9">
            <text:p>88,605</text:p>
          </table:table-cell>
          <table:table-cell office:value-type="float" office:value="95.921999999999997" table:style-name="ce9">
            <text:p>95,922</text:p>
          </table:table-cell>
          <table:table-cell office:value-type="float" office:value="99.197665301855594" table:style-name="ce9">
            <text:p>99,198</text:p>
          </table:table-cell>
          <table:table-cell office:value-type="float" office:value="96.157572961125894" table:style-name="ce9">
            <text:p>96,158</text:p>
          </table:table-cell>
          <table:table-cell office:value-type="float" office:value="89.105999999999995" table:style-name="ce9">
            <text:p>89,106</text:p>
          </table:table-cell>
          <table:table-cell office:value-type="float" office:value="83.884947945423718" table:style-name="ce9">
            <text:p>83,885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5.2635182017804" table:style-name="ce9">
            <text:p>75,264</text:p>
          </table:table-cell>
          <table:table-cell office:value-type="float" office:value="83.736000000000004" table:style-name="ce9">
            <text:p>83,736</text:p>
          </table:table-cell>
          <table:table-cell office:value-type="float" office:value="81.093999999999994" table:style-name="ce9">
            <text:p>81,094</text:p>
          </table:table-cell>
          <table:table-cell office:value-type="float" office:value="82.34" table:style-name="ce9">
            <text:p>82,340</text:p>
          </table:table-cell>
          <table:table-cell office:value-type="float" office:value="82.786324554620506" table:style-name="ce9">
            <text:p>82,786</text:p>
          </table:table-cell>
          <table:table-cell office:value-type="float" office:value="83.870999999999995" table:style-name="ce9">
            <text:p>83,871</text:p>
          </table:table-cell>
          <table:table-cell office:value-type="float" office:value="80.037999999999997" table:style-name="ce9">
            <text:p>80,038</text:p>
          </table:table-cell>
          <table:table-cell office:value-type="float" office:value="80.710999999999999" table:style-name="ce9">
            <text:p>80,711</text:p>
          </table:table-cell>
          <table:table-cell office:value-type="float" office:value="83.702553602984295" table:style-name="ce9">
            <text:p>83,703</text:p>
          </table:table-cell>
          <table:table-cell office:value-type="float" office:value="79.402020866347399" table:style-name="ce9">
            <text:p>79,402</text:p>
          </table:table-cell>
          <table:table-cell office:value-type="float" office:value="60.572000000000003" table:style-name="ce9">
            <text:p>60,572</text:p>
          </table:table-cell>
          <table:table-cell office:value-type="float" office:value="0" table:style-name="ce9">
            <text:p>0,00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2.715183055371199" table:style-name="ce9">
            <text:p>82,715</text:p>
          </table:table-cell>
          <table:table-cell office:value-type="float" office:value="86.638999999999996" table:style-name="ce9">
            <text:p>86,639</text:p>
          </table:table-cell>
          <table:table-cell office:value-type="float" office:value="83.936000000000007" table:style-name="ce9">
            <text:p>83,936</text:p>
          </table:table-cell>
          <table:table-cell office:value-type="float" office:value="85.545000000000002" table:style-name="ce9">
            <text:p>85,545</text:p>
          </table:table-cell>
          <table:table-cell office:value-type="float" office:value="84.258466525830201" table:style-name="ce9">
            <text:p>84,258</text:p>
          </table:table-cell>
          <table:table-cell office:value-type="float" office:value="85.429000000000002" table:style-name="ce9">
            <text:p>85,429</text:p>
          </table:table-cell>
          <table:table-cell office:value-type="float" office:value="83.703999999999994" table:style-name="ce9">
            <text:p>83,704</text:p>
          </table:table-cell>
          <table:table-cell office:value-type="float" office:value="83.361000000000004" table:style-name="ce9">
            <text:p>83,361</text:p>
          </table:table-cell>
          <table:table-cell office:value-type="float" office:value="84.503703568380402" table:style-name="ce9">
            <text:p>84,504</text:p>
          </table:table-cell>
          <table:table-cell office:value-type="float" office:value="83.457894884068295" table:style-name="ce9">
            <text:p>83,458</text:p>
          </table:table-cell>
          <table:table-cell office:value-type="float" office:value="85.367999999999995" table:style-name="ce9">
            <text:p>85,368</text:p>
          </table:table-cell>
          <table:table-cell office:value-type="float" office:value="86.336797371145707" table:style-name="ce9">
            <text:p>86,337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8.852277826543101" table:style-name="ce9">
            <text:p>78,852</text:p>
          </table:table-cell>
          <table:table-cell office:value-type="float" office:value="80.507999999999996" table:style-name="ce9">
            <text:p>80,508</text:p>
          </table:table-cell>
          <table:table-cell office:value-type="float" office:value="76.143000000000001" table:style-name="ce9">
            <text:p>76,143</text:p>
          </table:table-cell>
          <table:table-cell office:value-type="float" office:value="84.474000000000004" table:style-name="ce9">
            <text:p>84,474</text:p>
          </table:table-cell>
          <table:table-cell office:value-type="float" office:value="85.382200581391899" table:style-name="ce9">
            <text:p>85,382</text:p>
          </table:table-cell>
          <table:table-cell office:value-type="float" office:value="87.697000000000003" table:style-name="ce9">
            <text:p>87,697</text:p>
          </table:table-cell>
          <table:table-cell office:value-type="float" office:value="80.302000000000007" table:style-name="ce9">
            <text:p>80,302</text:p>
          </table:table-cell>
          <table:table-cell office:value-type="float" office:value="71.241" table:style-name="ce9">
            <text:p>71,241</text:p>
          </table:table-cell>
          <table:table-cell office:value-type="float" office:value="81.221026917308293" table:style-name="ce9">
            <text:p>81,221</text:p>
          </table:table-cell>
          <table:table-cell office:value-type="float" office:value="84.7933560289338" table:style-name="ce9">
            <text:p>84,793</text:p>
          </table:table-cell>
          <table:table-cell office:value-type="float" office:value="87.26" table:style-name="ce9">
            <text:p>87,260</text:p>
          </table:table-cell>
          <table:table-cell office:value-type="float" office:value="87.832824343093321" table:style-name="ce9">
            <text:p>87,833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8.624517119852101" table:style-name="ce9">
            <text:p>68,625</text:p>
          </table:table-cell>
          <table:table-cell office:value-type="float" office:value="80.832999999999998" table:style-name="ce9">
            <text:p>80,833</text:p>
          </table:table-cell>
          <table:table-cell office:value-type="float" office:value="75.247" table:style-name="ce9">
            <text:p>75,247</text:p>
          </table:table-cell>
          <table:table-cell office:value-type="float" office:value="76.414000000000001" table:style-name="ce9">
            <text:p>76,414</text:p>
          </table:table-cell>
          <table:table-cell office:value-type="float" office:value="74.727238657494794" table:style-name="ce9">
            <text:p>74,727</text:p>
          </table:table-cell>
          <table:table-cell office:value-type="float" office:value="79.046999999999997" table:style-name="ce9">
            <text:p>79,047</text:p>
          </table:table-cell>
          <table:table-cell office:value-type="float" office:value="77.430999999999997" table:style-name="ce9">
            <text:p>77,431</text:p>
          </table:table-cell>
          <table:table-cell office:value-type="float" office:value="78.861000000000004" table:style-name="ce9">
            <text:p>78,861</text:p>
          </table:table-cell>
          <table:table-cell office:value-type="float" office:value="83.337609869311606" table:style-name="ce9">
            <text:p>83,338</text:p>
          </table:table-cell>
          <table:table-cell office:value-type="float" office:value="78.942396906248405" table:style-name="ce9">
            <text:p>78,942</text:p>
          </table:table-cell>
          <table:table-cell office:value-type="float" office:value="84.028999999999996" table:style-name="ce9">
            <text:p>84,029</text:p>
          </table:table-cell>
          <table:table-cell office:value-type="float" office:value="87.424977921992522" table:style-name="ce9">
            <text:p>87,425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3.696566218236995" table:style-name="ce9">
            <text:p>83,697</text:p>
          </table:table-cell>
          <table:table-cell office:value-type="float" office:value="86.137" table:style-name="ce9">
            <text:p>86,137</text:p>
          </table:table-cell>
          <table:table-cell office:value-type="float" office:value="79.938999999999993" table:style-name="ce9">
            <text:p>79,939</text:p>
          </table:table-cell>
          <table:table-cell office:value-type="float" office:value="80.813999999999993" table:style-name="ce9">
            <text:p>80,814</text:p>
          </table:table-cell>
          <table:table-cell office:value-type="float" office:value="81.438927259203993" table:style-name="ce9">
            <text:p>81,439</text:p>
          </table:table-cell>
          <table:table-cell office:value-type="float" office:value="84.171999999999997" table:style-name="ce9">
            <text:p>84,172</text:p>
          </table:table-cell>
          <table:table-cell office:value-type="float" office:value="82.334000000000003" table:style-name="ce9">
            <text:p>82,334</text:p>
          </table:table-cell>
          <table:table-cell office:value-type="float" office:value="83.542000000000002" table:style-name="ce9">
            <text:p>83,542</text:p>
          </table:table-cell>
          <table:table-cell office:value-type="float" office:value="77.691598609521293" table:style-name="ce9">
            <text:p>77,692</text:p>
          </table:table-cell>
          <table:table-cell office:value-type="float" office:value="81.702218393326007" table:style-name="ce9">
            <text:p>81,702</text:p>
          </table:table-cell>
          <table:table-cell office:value-type="float" office:value="83.391999999999996" table:style-name="ce9">
            <text:p>83,392</text:p>
          </table:table-cell>
          <table:table-cell office:value-type="float" office:value="83.612069232620414" table:style-name="ce9">
            <text:p>83,612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732444227423933" table:style-name="ce9">
            <text:p>0,732</text:p>
          </table:table-cell>
          <table:table-cell office:value-type="float" office:value="0.75600000000000001" table:style-name="ce9">
            <text:p>0,756</text:p>
          </table:table-cell>
          <table:table-cell office:value-type="float" office:value="0.76800000000000002" table:style-name="ce9">
            <text:p>0,768</text:p>
          </table:table-cell>
          <table:table-cell office:value-type="float" office:value="0.71699999999999997" table:style-name="ce9">
            <text:p>0,717</text:p>
          </table:table-cell>
          <table:table-cell office:value-type="float" office:value="0.65759468833193702" table:style-name="ce9">
            <text:p>0,658</text:p>
          </table:table-cell>
          <table:table-cell office:value-type="float" office:value="0.71399999999999997" table:style-name="ce9">
            <text:p>0,714</text:p>
          </table:table-cell>
          <table:table-cell office:value-type="float" office:value="0.88900000000000001" table:style-name="ce9">
            <text:p>0,889</text:p>
          </table:table-cell>
          <table:table-cell office:value-type="float" office:value="0.91500000000000004" table:style-name="ce9">
            <text:p>0,915</text:p>
          </table:table-cell>
          <table:table-cell office:value-type="float" office:value="0.70215175537938901" table:style-name="ce9">
            <text:p>0,702</text:p>
          </table:table-cell>
          <table:table-cell office:value-type="float" office:value="0.89975775752681997" table:style-name="ce9">
            <text:p>0,900</text:p>
          </table:table-cell>
          <table:table-cell office:value-type="float" office:value="1.3580000000000001" table:style-name="ce9">
            <text:p>1,358</text:p>
          </table:table-cell>
          <table:table-cell office:value-type="float" office:value="1.2999248667278864" table:style-name="ce9">
            <text:p>1,3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Índice de Reclamações</text:p>
          </table:table-cell>
          <table:table-cell office:value-type="float" office:value="2.2578713168842799" table:style-name="ce9">
            <text:p>2,258</text:p>
          </table:table-cell>
          <table:table-cell office:value-type="float" office:value="1.7070000000000001" table:style-name="ce9">
            <text:p>1,707</text:p>
          </table:table-cell>
          <table:table-cell office:value-type="float" office:value="1.879" table:style-name="ce9">
            <text:p>1,879</text:p>
          </table:table-cell>
          <table:table-cell office:value-type="float" office:value="1.798" table:style-name="ce9">
            <text:p>1,798</text:p>
          </table:table-cell>
          <table:table-cell office:value-type="float" office:value="1.76888890394967" table:style-name="ce9">
            <text:p>1,769</text:p>
          </table:table-cell>
          <table:table-cell office:value-type="float" office:value="1.698" table:style-name="ce9">
            <text:p>1,698</text:p>
          </table:table-cell>
          <table:table-cell office:value-type="float" office:value="1.948" table:style-name="ce9">
            <text:p>1,948</text:p>
          </table:table-cell>
          <table:table-cell office:value-type="float" office:value="1.9039999999999999" table:style-name="ce9">
            <text:p>1,904</text:p>
          </table:table-cell>
          <table:table-cell office:value-type="float" office:value="1.70933401580602" table:style-name="ce9">
            <text:p>1,709</text:p>
          </table:table-cell>
          <table:table-cell office:value-type="float" office:value="1.9888686436874199" table:style-name="ce9">
            <text:p>1,989</text:p>
          </table:table-cell>
          <table:table-cell office:value-type="float" office:value="2.3410000000000002" table:style-name="ce9">
            <text:p>2,341</text:p>
          </table:table-cell>
          <table:table-cell office:value-type="float" office:value="6.4267535402541931" table:style-name="ce9">
            <text:p>6,42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Índice de Reclamações</text:p>
          </table:table-cell>
          <table:table-cell office:value-type="float" office:value="1.77351310140087" table:style-name="ce9">
            <text:p>1,774</text:p>
          </table:table-cell>
          <table:table-cell office:value-type="float" office:value="1.518" table:style-name="ce9">
            <text:p>1,518</text:p>
          </table:table-cell>
          <table:table-cell office:value-type="float" office:value="1.694" table:style-name="ce9">
            <text:p>1,694</text:p>
          </table:table-cell>
          <table:table-cell office:value-type="float" office:value="1.59" table:style-name="ce9">
            <text:p>1,590</text:p>
          </table:table-cell>
          <table:table-cell office:value-type="float" office:value="1.6731996758210399" table:style-name="ce9">
            <text:p>1,673</text:p>
          </table:table-cell>
          <table:table-cell office:value-type="float" office:value="1.597" table:style-name="ce9">
            <text:p>1,597</text:p>
          </table:table-cell>
          <table:table-cell office:value-type="float" office:value="1.7090000000000001" table:style-name="ce9">
            <text:p>1,709</text:p>
          </table:table-cell>
          <table:table-cell office:value-type="float" office:value="1.732" table:style-name="ce9">
            <text:p>1,732</text:p>
          </table:table-cell>
          <table:table-cell office:value-type="float" office:value="1.65725926805527" table:style-name="ce9">
            <text:p>1,657</text:p>
          </table:table-cell>
          <table:table-cell office:value-type="float" office:value="1.72523683253556" table:style-name="ce9">
            <text:p>1,725</text:p>
          </table:table-cell>
          <table:table-cell office:value-type="float" office:value="1.601" table:style-name="ce9">
            <text:p>1,601</text:p>
          </table:table-cell>
          <table:table-cell office:value-type="float" office:value="1.5381081708755286" table:style-name="ce9">
            <text:p>1,53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2.0246019412747001" table:style-name="ce9">
            <text:p>2,025</text:p>
          </table:table-cell>
          <table:table-cell office:value-type="float" office:value="1.5580000000000001" table:style-name="ce9">
            <text:p>1,558</text:p>
          </table:table-cell>
          <table:table-cell office:value-type="float" office:value="1.84" table:style-name="ce9">
            <text:p>1,840</text:p>
          </table:table-cell>
          <table:table-cell office:value-type="float" office:value="1.659" table:style-name="ce9">
            <text:p>1,659</text:p>
          </table:table-cell>
          <table:table-cell office:value-type="float" office:value="1.60015696220953" table:style-name="ce9">
            <text:p>1,600</text:p>
          </table:table-cell>
          <table:table-cell office:value-type="float" office:value="1.45" table:style-name="ce9">
            <text:p>1,450</text:p>
          </table:table-cell>
          <table:table-cell office:value-type="float" office:value="1.5840000000000001" table:style-name="ce9">
            <text:p>1,584</text:p>
          </table:table-cell>
          <table:table-cell office:value-type="float" office:value="1.774" table:style-name="ce9">
            <text:p>1,774</text:p>
          </table:table-cell>
          <table:table-cell office:value-type="float" office:value="1.5437388488567301" table:style-name="ce9">
            <text:p>1,544</text:p>
          </table:table-cell>
          <table:table-cell office:value-type="float" office:value="1.63843185811931" table:style-name="ce9">
            <text:p>1,638</text:p>
          </table:table-cell>
          <table:table-cell office:value-type="float" office:value="1.478" table:style-name="ce9">
            <text:p>1,478</text:p>
          </table:table-cell>
          <table:table-cell office:value-type="float" office:value="1.4408664176989339" table:style-name="ce9">
            <text:p>1,44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Índice de Reclamações</text:p>
          </table:table-cell>
          <table:table-cell office:value-type="float" office:value="2.6894063872096199" table:style-name="ce9">
            <text:p>2,689</text:p>
          </table:table-cell>
          <table:table-cell office:value-type="float" office:value="1.8959999999999999" table:style-name="ce9">
            <text:p>1,896</text:p>
          </table:table-cell>
          <table:table-cell office:value-type="float" office:value="2.2589999999999999" table:style-name="ce9">
            <text:p>2,259</text:p>
          </table:table-cell>
          <table:table-cell office:value-type="float" office:value="2.1829999999999998" table:style-name="ce9">
            <text:p>2,183</text:p>
          </table:table-cell>
          <table:table-cell office:value-type="float" office:value="2.2927294872628399" table:style-name="ce9">
            <text:p>2,293</text:p>
          </table:table-cell>
          <table:table-cell office:value-type="float" office:value="2.012" table:style-name="ce9">
            <text:p>2,012</text:p>
          </table:table-cell>
          <table:table-cell office:value-type="float" office:value="2.117" table:style-name="ce9">
            <text:p>2,117</text:p>
          </table:table-cell>
          <table:table-cell office:value-type="float" office:value="2.024" table:style-name="ce9">
            <text:p>2,024</text:p>
          </table:table-cell>
          <table:table-cell office:value-type="float" office:value="1.7330553584947399" table:style-name="ce9">
            <text:p>1,733</text:p>
          </table:table-cell>
          <table:table-cell office:value-type="float" office:value="2.0187442010938601" table:style-name="ce9">
            <text:p>2,019</text:p>
          </table:table-cell>
          <table:table-cell office:value-type="float" office:value="1.6879999999999999" table:style-name="ce9">
            <text:p>1,688</text:p>
          </table:table-cell>
          <table:table-cell office:value-type="float" office:value="1.4673764350704861" table:style-name="ce9">
            <text:p>1,46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1.7097231958146" table:style-name="ce9">
            <text:p>1,710</text:p>
          </table:table-cell>
          <table:table-cell office:value-type="float" office:value="1.5509999999999999" table:style-name="ce9">
            <text:p>1,551</text:p>
          </table:table-cell>
          <table:table-cell office:value-type="float" office:value="1.954" table:style-name="ce9">
            <text:p>1,954</text:p>
          </table:table-cell>
          <table:table-cell office:value-type="float" office:value="1.897" table:style-name="ce9">
            <text:p>1,897</text:p>
          </table:table-cell>
          <table:table-cell office:value-type="float" office:value="1.8564697281517399" table:style-name="ce9">
            <text:p>1,856</text:p>
          </table:table-cell>
          <table:table-cell office:value-type="float" office:value="1.679" table:style-name="ce9">
            <text:p>1,679</text:p>
          </table:table-cell>
          <table:table-cell office:value-type="float" office:value="1.798" table:style-name="ce9">
            <text:p>1,798</text:p>
          </table:table-cell>
          <table:table-cell office:value-type="float" office:value="1.72" table:style-name="ce9">
            <text:p>1,720</text:p>
          </table:table-cell>
          <table:table-cell office:value-type="float" office:value="1.70762018478287" table:style-name="ce9">
            <text:p>1,708</text:p>
          </table:table-cell>
          <table:table-cell office:value-type="float" office:value="1.8393558044338101" table:style-name="ce9">
            <text:p>1,839</text:p>
          </table:table-cell>
          <table:table-cell office:value-type="float" office:value="1.7290000000000001" table:style-name="ce9">
            <text:p>1,729</text:p>
          </table:table-cell>
          <table:table-cell office:value-type="float" office:value="1.7152154998796731" table:style-name="ce9">
            <text:p>1,715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98301" table:style-name="ce12">
            <text:p>98.301</text:p>
          </table:table-cell>
          <table:table-cell office:value-type="float" office:value="97923" table:style-name="ce12">
            <text:p>97.923</text:p>
          </table:table-cell>
          <table:table-cell office:value-type="float" office:value="97599" table:style-name="ce12">
            <text:p>97.599</text:p>
          </table:table-cell>
          <table:table-cell office:value-type="float" office:value="96218" table:style-name="ce12">
            <text:p>96.218</text:p>
          </table:table-cell>
          <table:table-cell office:value-type="float" office:value="94283" table:style-name="ce12">
            <text:p>94.283</text:p>
          </table:table-cell>
          <table:table-cell office:value-type="float" office:value="93888" table:style-name="ce12">
            <text:p>93.888</text:p>
          </table:table-cell>
          <table:table-cell office:value-type="float" office:value="91098" table:style-name="ce12">
            <text:p>91.098</text:p>
          </table:table-cell>
          <table:table-cell office:value-type="float" office:value="89608" table:style-name="ce12">
            <text:p>89.608</text:p>
          </table:table-cell>
          <table:table-cell office:value-type="float" office:value="88300" table:style-name="ce12">
            <text:p>88.300</text:p>
          </table:table-cell>
          <table:table-cell office:value-type="float" office:value="86690" table:style-name="ce12">
            <text:p>86.690</text:p>
          </table:table-cell>
          <table:table-cell office:value-type="float" office:value="85411" table:style-name="ce12">
            <text:p>85.411</text:p>
          </table:table-cell>
          <table:table-cell office:value-type="float" office:value="83851" table:style-name="ce12">
            <text:p>83.85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865031" table:style-name="ce12">
            <text:p>1.865.031</text:p>
          </table:table-cell>
          <table:table-cell office:value-type="float" office:value="1827036" table:style-name="ce12">
            <text:p>1.827.036</text:p>
          </table:table-cell>
          <table:table-cell office:value-type="float" office:value="1796289" table:style-name="ce12">
            <text:p>1.796.289</text:p>
          </table:table-cell>
          <table:table-cell office:value-type="float" office:value="1769812" table:style-name="ce12">
            <text:p>1.769.812</text:p>
          </table:table-cell>
          <table:table-cell office:value-type="float" office:value="1770603" table:style-name="ce12">
            <text:p>1.770.603</text:p>
          </table:table-cell>
          <table:table-cell office:value-type="float" office:value="1757525" table:style-name="ce12">
            <text:p>1.757.525</text:p>
          </table:table-cell>
          <table:table-cell office:value-type="float" office:value="1741188" table:style-name="ce12">
            <text:p>1.741.188</text:p>
          </table:table-cell>
          <table:table-cell office:value-type="float" office:value="1731792" table:style-name="ce12">
            <text:p>1.731.792</text:p>
          </table:table-cell>
          <table:table-cell office:value-type="float" office:value="1691887" table:style-name="ce12">
            <text:p>1.691.887</text:p>
          </table:table-cell>
          <table:table-cell office:value-type="float" office:value="1648676" table:style-name="ce12">
            <text:p>1.648.676</text:p>
          </table:table-cell>
          <table:table-cell office:value-type="float" office:value="1584508" table:style-name="ce12">
            <text:p>1.584.508</text:p>
          </table:table-cell>
          <table:table-cell office:value-type="float" office:value="1543392" table:style-name="ce12">
            <text:p>1.543.39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169386" table:style-name="ce12">
            <text:p>7.169.386</text:p>
          </table:table-cell>
          <table:table-cell office:value-type="float" office:value="7162477" table:style-name="ce12">
            <text:p>7.162.477</text:p>
          </table:table-cell>
          <table:table-cell office:value-type="float" office:value="7177077" table:style-name="ce12">
            <text:p>7.177.077</text:p>
          </table:table-cell>
          <table:table-cell office:value-type="float" office:value="7185476" table:style-name="ce12">
            <text:p>7.185.476</text:p>
          </table:table-cell>
          <table:table-cell office:value-type="float" office:value="7188622" table:style-name="ce12">
            <text:p>7.188.622</text:p>
          </table:table-cell>
          <table:table-cell office:value-type="float" office:value="7189116" table:style-name="ce12">
            <text:p>7.189.116</text:p>
          </table:table-cell>
          <table:table-cell office:value-type="float" office:value="7179730" table:style-name="ce12">
            <text:p>7.179.730</text:p>
          </table:table-cell>
          <table:table-cell office:value-type="float" office:value="7160756" table:style-name="ce12">
            <text:p>7.160.756</text:p>
          </table:table-cell>
          <table:table-cell office:value-type="float" office:value="7132861" table:style-name="ce12">
            <text:p>7.132.861</text:p>
          </table:table-cell>
          <table:table-cell office:value-type="float" office:value="7113633" table:style-name="ce12">
            <text:p>7.113.633</text:p>
          </table:table-cell>
          <table:table-cell office:value-type="float" office:value="7087852" table:style-name="ce12">
            <text:p>7.087.852</text:p>
          </table:table-cell>
          <table:table-cell office:value-type="float" office:value="7057371" table:style-name="ce12">
            <text:p>7.057.37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519311" table:style-name="ce12">
            <text:p>1.519.311</text:p>
          </table:table-cell>
          <table:table-cell office:value-type="float" office:value="1524231" table:style-name="ce12">
            <text:p>1.524.231</text:p>
          </table:table-cell>
          <table:table-cell office:value-type="float" office:value="1526399" table:style-name="ce12">
            <text:p>1.526.399</text:p>
          </table:table-cell>
          <table:table-cell office:value-type="float" office:value="1529678" table:style-name="ce12">
            <text:p>1.529.678</text:p>
          </table:table-cell>
          <table:table-cell office:value-type="float" office:value="1539224" table:style-name="ce12">
            <text:p>1.539.224</text:p>
          </table:table-cell>
          <table:table-cell office:value-type="float" office:value="1556898" table:style-name="ce12">
            <text:p>1.556.898</text:p>
          </table:table-cell>
          <table:table-cell office:value-type="float" office:value="1566050" table:style-name="ce12">
            <text:p>1.566.050</text:p>
          </table:table-cell>
          <table:table-cell office:value-type="float" office:value="1573024" table:style-name="ce12">
            <text:p>1.573.024</text:p>
          </table:table-cell>
          <table:table-cell office:value-type="float" office:value="1592886" table:style-name="ce12">
            <text:p>1.592.886</text:p>
          </table:table-cell>
          <table:table-cell office:value-type="float" office:value="1599090" table:style-name="ce12">
            <text:p>1.599.090</text:p>
          </table:table-cell>
          <table:table-cell office:value-type="float" office:value="1602050" table:style-name="ce12">
            <text:p>1.602.050</text:p>
          </table:table-cell>
          <table:table-cell office:value-type="float" office:value="1601814" table:style-name="ce12">
            <text:p>1.601.81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361778" table:style-name="ce12">
            <text:p>5.361.778</text:p>
          </table:table-cell>
          <table:table-cell office:value-type="float" office:value="5290574" table:style-name="ce12">
            <text:p>5.290.574</text:p>
          </table:table-cell>
          <table:table-cell office:value-type="float" office:value="5298485" table:style-name="ce12">
            <text:p>5.298.485</text:p>
          </table:table-cell>
          <table:table-cell office:value-type="float" office:value="5267736" table:style-name="ce12">
            <text:p>5.267.736</text:p>
          </table:table-cell>
          <table:table-cell office:value-type="float" office:value="5214309" table:style-name="ce12">
            <text:p>5.214.309</text:p>
          </table:table-cell>
          <table:table-cell office:value-type="float" office:value="5199903" table:style-name="ce12">
            <text:p>5.199.903</text:p>
          </table:table-cell>
          <table:table-cell office:value-type="float" office:value="5204140" table:style-name="ce12">
            <text:p>5.204.140</text:p>
          </table:table-cell>
          <table:table-cell office:value-type="float" office:value="5212392" table:style-name="ce12">
            <text:p>5.212.392</text:p>
          </table:table-cell>
          <table:table-cell office:value-type="float" office:value="5247957" table:style-name="ce12">
            <text:p>5.247.957</text:p>
          </table:table-cell>
          <table:table-cell office:value-type="float" office:value="5242368" table:style-name="ce12">
            <text:p>5.242.368</text:p>
          </table:table-cell>
          <table:table-cell office:value-type="float" office:value="5233074" table:style-name="ce12">
            <text:p>5.233.074</text:p>
          </table:table-cell>
          <table:table-cell office:value-type="float" office:value="5281535" table:style-name="ce12">
            <text:p>5.281.5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579203" table:style-name="ce12">
            <text:p>1.579.203</text:p>
          </table:table-cell>
          <table:table-cell office:value-type="float" office:value="1576336" table:style-name="ce12">
            <text:p>1.576.336</text:p>
          </table:table-cell>
          <table:table-cell office:value-type="float" office:value="1586498" table:style-name="ce12">
            <text:p>1.586.498</text:p>
          </table:table-cell>
          <table:table-cell office:value-type="float" office:value="1594014" table:style-name="ce12">
            <text:p>1.594.014</text:p>
          </table:table-cell>
          <table:table-cell office:value-type="float" office:value="1597656" table:style-name="ce12">
            <text:p>1.597.656</text:p>
          </table:table-cell>
          <table:table-cell office:value-type="float" office:value="1614248" table:style-name="ce12">
            <text:p>1.614.248</text:p>
          </table:table-cell>
          <table:table-cell office:value-type="float" office:value="1615965" table:style-name="ce12">
            <text:p>1.615.965</text:p>
          </table:table-cell>
          <table:table-cell office:value-type="float" office:value="1610100" table:style-name="ce12">
            <text:p>1.610.100</text:p>
          </table:table-cell>
          <table:table-cell office:value-type="float" office:value="1600473" table:style-name="ce12">
            <text:p>1.600.473</text:p>
          </table:table-cell>
          <table:table-cell office:value-type="float" office:value="1591318" table:style-name="ce12">
            <text:p>1.591.318</text:p>
          </table:table-cell>
          <table:table-cell office:value-type="float" office:value="1577918" table:style-name="ce12">
            <text:p>1.577.918</text:p>
          </table:table-cell>
          <table:table-cell office:value-type="float" office:value="1566567" table:style-name="ce12">
            <text:p>1.566.567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abertas</text:p>
          </table:table-cell>
          <table:table-cell office:value-type="float" office:value="246" table:style-name="ce12">
            <text:p>246</text:p>
          </table:table-cell>
          <table:table-cell office:value-type="float" office:value="173" table:style-name="ce12">
            <text:p>173</text:p>
          </table:table-cell>
          <table:table-cell office:value-type="float" office:value="188" table:style-name="ce12">
            <text:p>188</text:p>
          </table:table-cell>
          <table:table-cell office:value-type="float" office:value="154" table:style-name="ce12">
            <text:p>154</text:p>
          </table:table-cell>
          <table:table-cell office:value-type="float" office:value="171" table:style-name="ce12">
            <text:p>171</text:p>
          </table:table-cell>
          <table:table-cell office:value-type="float" office:value="146" table:style-name="ce12">
            <text:p>146</text:p>
          </table:table-cell>
          <table:table-cell office:value-type="float" office:value="214" table:style-name="ce12">
            <text:p>214</text:p>
          </table:table-cell>
          <table:table-cell office:value-type="float" office:value="153" table:style-name="ce12">
            <text:p>153</text:p>
          </table:table-cell>
          <table:table-cell office:value-type="float" office:value="126" table:style-name="ce12">
            <text:p>126</text:p>
          </table:table-cell>
          <table:table-cell office:value-type="float" office:value="126" table:style-name="ce12">
            <text:p>126</text:p>
          </table:table-cell>
          <table:table-cell office:value-type="float" office:value="311" table:style-name="ce12">
            <text:p>311</text:p>
          </table:table-cell>
          <table:table-cell office:value-type="float" office:value="161" table:style-name="ce12">
            <text:p>16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abertas</text:p>
          </table:table-cell>
          <table:table-cell office:value-type="float" office:value="953" table:style-name="ce12">
            <text:p>953</text:p>
          </table:table-cell>
          <table:table-cell office:value-type="float" office:value="845" table:style-name="ce12">
            <text:p>845</text:p>
          </table:table-cell>
          <table:table-cell office:value-type="float" office:value="939" table:style-name="ce12">
            <text:p>939</text:p>
          </table:table-cell>
          <table:table-cell office:value-type="float" office:value="785" table:style-name="ce12">
            <text:p>785</text:p>
          </table:table-cell>
          <table:table-cell office:value-type="float" office:value="886" table:style-name="ce12">
            <text:p>886</text:p>
          </table:table-cell>
          <table:table-cell office:value-type="float" office:value="700" table:style-name="ce12">
            <text:p>700</text:p>
          </table:table-cell>
          <table:table-cell office:value-type="float" office:value="940" table:style-name="ce12">
            <text:p>940</text:p>
          </table:table-cell>
          <table:table-cell office:value-type="float" office:value="840" table:style-name="ce12">
            <text:p>840</text:p>
          </table:table-cell>
          <table:table-cell office:value-type="float" office:value="879" table:style-name="ce12">
            <text:p>879</text:p>
          </table:table-cell>
          <table:table-cell office:value-type="float" office:value="885" table:style-name="ce12">
            <text:p>885</text:p>
          </table:table-cell>
          <table:table-cell office:value-type="float" office:value="811" table:style-name="ce12">
            <text:p>811</text:p>
          </table:table-cell>
          <table:table-cell office:value-type="float" office:value="708" table:style-name="ce12">
            <text:p>70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225" table:style-name="ce12">
            <text:p>225</text:p>
          </table:table-cell>
          <table:table-cell office:value-type="float" office:value="205" table:style-name="ce12">
            <text:p>205</text:p>
          </table:table-cell>
          <table:table-cell office:value-type="float" office:value="236" table:style-name="ce12">
            <text:p>236</text:p>
          </table:table-cell>
          <table:table-cell office:value-type="float" office:value="175" table:style-name="ce12">
            <text:p>175</text:p>
          </table:table-cell>
          <table:table-cell office:value-type="float" office:value="176" table:style-name="ce12">
            <text:p>176</text:p>
          </table:table-cell>
          <table:table-cell office:value-type="float" office:value="163" table:style-name="ce12">
            <text:p>163</text:p>
          </table:table-cell>
          <table:table-cell office:value-type="float" office:value="208" table:style-name="ce12">
            <text:p>208</text:p>
          </table:table-cell>
          <table:table-cell office:value-type="float" office:value="268" table:style-name="ce12">
            <text:p>268</text:p>
          </table:table-cell>
          <table:table-cell office:value-type="float" office:value="192" table:style-name="ce12">
            <text:p>192</text:p>
          </table:table-cell>
          <table:table-cell office:value-type="float" office:value="185" table:style-name="ce12">
            <text:p>185</text:p>
          </table:table-cell>
          <table:table-cell office:value-type="float" office:value="149" table:style-name="ce12">
            <text:p>149</text:p>
          </table:table-cell>
          <table:table-cell office:value-type="float" office:value="181" table:style-name="ce12">
            <text:p>18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abertas</text:p>
          </table:table-cell>
          <table:table-cell office:value-type="float" office:value="1011" table:style-name="ce12">
            <text:p>1.011</text:p>
          </table:table-cell>
          <table:table-cell office:value-type="float" office:value="639" table:style-name="ce12">
            <text:p>639</text:p>
          </table:table-cell>
          <table:table-cell office:value-type="float" office:value="855" table:style-name="ce12">
            <text:p>855</text:p>
          </table:table-cell>
          <table:table-cell office:value-type="float" office:value="649" table:style-name="ce12">
            <text:p>649</text:p>
          </table:table-cell>
          <table:table-cell office:value-type="float" office:value="645" table:style-name="ce12">
            <text:p>645</text:p>
          </table:table-cell>
          <table:table-cell office:value-type="float" office:value="683" table:style-name="ce12">
            <text:p>683</text:p>
          </table:table-cell>
          <table:table-cell office:value-type="float" office:value="724" table:style-name="ce12">
            <text:p>724</text:p>
          </table:table-cell>
          <table:table-cell office:value-type="float" office:value="702" table:style-name="ce12">
            <text:p>702</text:p>
          </table:table-cell>
          <table:table-cell office:value-type="float" office:value="614" table:style-name="ce12">
            <text:p>614</text:p>
          </table:table-cell>
          <table:table-cell office:value-type="float" office:value="691" table:style-name="ce12">
            <text:p>691</text:p>
          </table:table-cell>
          <table:table-cell office:value-type="float" office:value="603" table:style-name="ce12">
            <text:p>603</text:p>
          </table:table-cell>
          <table:table-cell office:value-type="float" office:value="605" table:style-name="ce12">
            <text:p>60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119" table:style-name="ce12">
            <text:p>119</text:p>
          </table:table-cell>
          <table:table-cell office:value-type="float" office:value="118" table:style-name="ce12">
            <text:p>118</text:p>
          </table:table-cell>
          <table:table-cell office:value-type="float" office:value="151" table:style-name="ce12">
            <text:p>151</text:p>
          </table:table-cell>
          <table:table-cell office:value-type="float" office:value="161" table:style-name="ce12">
            <text:p>161</text:p>
          </table:table-cell>
          <table:table-cell office:value-type="float" office:value="134" table:style-name="ce12">
            <text:p>134</text:p>
          </table:table-cell>
          <table:table-cell office:value-type="float" office:value="134" table:style-name="ce12">
            <text:p>134</text:p>
          </table:table-cell>
          <table:table-cell office:value-type="float" office:value="139" table:style-name="ce12">
            <text:p>139</text:p>
          </table:table-cell>
          <table:table-cell office:value-type="float" office:value="142" table:style-name="ce12">
            <text:p>142</text:p>
          </table:table-cell>
          <table:table-cell office:value-type="float" office:value="124" table:style-name="ce12">
            <text:p>124</text:p>
          </table:table-cell>
          <table:table-cell office:value-type="float" office:value="138" table:style-name="ce12">
            <text:p>138</text:p>
          </table:table-cell>
          <table:table-cell office:value-type="float" office:value="134" table:style-name="ce12">
            <text:p>134</text:p>
          </table:table-cell>
          <table:table-cell office:value-type="float" office:value="136" table:style-name="ce12">
            <text:p>136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72" table:style-name="ce12">
            <text:p>72</text:p>
          </table:table-cell>
          <table:table-cell office:value-type="float" office:value="74" table:style-name="ce12">
            <text:p>74</text:p>
          </table:table-cell>
          <table:table-cell office:value-type="float" office:value="75" table:style-name="ce12">
            <text:p>75</text:p>
          </table:table-cell>
          <table:table-cell office:value-type="float" office:value="69" table:style-name="ce12">
            <text:p>69</text:p>
          </table:table-cell>
          <table:table-cell office:value-type="float" office:value="62" table:style-name="ce12">
            <text:p>62</text:p>
          </table:table-cell>
          <table:table-cell office:value-type="float" office:value="67" table:style-name="ce12">
            <text:p>67</text:p>
          </table:table-cell>
          <table:table-cell office:value-type="float" office:value="81" table:style-name="ce12">
            <text:p>81</text:p>
          </table:table-cell>
          <table:table-cell office:value-type="float" office:value="82" table:style-name="ce12">
            <text:p>82</text:p>
          </table:table-cell>
          <table:table-cell office:value-type="float" office:value="62" table:style-name="ce12">
            <text:p>62</text:p>
          </table:table-cell>
          <table:table-cell office:value-type="float" office:value="78" table:style-name="ce12">
            <text:p>78</text:p>
          </table:table-cell>
          <table:table-cell office:value-type="float" office:value="116" table:style-name="ce12">
            <text:p>116</text:p>
          </table:table-cell>
          <table:table-cell office:value-type="float" office:value="109" table:style-name="ce12">
            <text:p>10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</text:p>
          </table:table-cell>
          <table:table-cell office:value-type="float" office:value="4211" table:style-name="ce12">
            <text:p>4.211</text:p>
          </table:table-cell>
          <table:table-cell office:value-type="float" office:value="3119" table:style-name="ce12">
            <text:p>3.119</text:p>
          </table:table-cell>
          <table:table-cell office:value-type="float" office:value="3375" table:style-name="ce12">
            <text:p>3.375</text:p>
          </table:table-cell>
          <table:table-cell office:value-type="float" office:value="3182" table:style-name="ce12">
            <text:p>3.182</text:p>
          </table:table-cell>
          <table:table-cell office:value-type="float" office:value="3132" table:style-name="ce12">
            <text:p>3.132</text:p>
          </table:table-cell>
          <table:table-cell office:value-type="float" office:value="2985" table:style-name="ce12">
            <text:p>2.985</text:p>
          </table:table-cell>
          <table:table-cell office:value-type="float" office:value="3391" table:style-name="ce12">
            <text:p>3.391</text:p>
          </table:table-cell>
          <table:table-cell office:value-type="float" office:value="3297" table:style-name="ce12">
            <text:p>3.297</text:p>
          </table:table-cell>
          <table:table-cell office:value-type="float" office:value="2892" table:style-name="ce12">
            <text:p>2.892</text:p>
          </table:table-cell>
          <table:table-cell office:value-type="float" office:value="3279" table:style-name="ce12">
            <text:p>3.279</text:p>
          </table:table-cell>
          <table:table-cell office:value-type="float" office:value="3710" table:style-name="ce12">
            <text:p>3.710</text:p>
          </table:table-cell>
          <table:table-cell office:value-type="float" office:value="9919" table:style-name="ce12">
            <text:p>9.91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</text:p>
          </table:table-cell>
          <table:table-cell office:value-type="float" office:value="12715" table:style-name="ce12">
            <text:p>12.715</text:p>
          </table:table-cell>
          <table:table-cell office:value-type="float" office:value="10876" table:style-name="ce12">
            <text:p>10.876</text:p>
          </table:table-cell>
          <table:table-cell office:value-type="float" office:value="12159" table:style-name="ce12">
            <text:p>12.159</text:p>
          </table:table-cell>
          <table:table-cell office:value-type="float" office:value="11422" table:style-name="ce12">
            <text:p>11.422</text:p>
          </table:table-cell>
          <table:table-cell office:value-type="float" office:value="12028" table:style-name="ce12">
            <text:p>12.028</text:p>
          </table:table-cell>
          <table:table-cell office:value-type="float" office:value="11482" table:style-name="ce12">
            <text:p>11.482</text:p>
          </table:table-cell>
          <table:table-cell office:value-type="float" office:value="12272" table:style-name="ce12">
            <text:p>12.272</text:p>
          </table:table-cell>
          <table:table-cell office:value-type="float" office:value="12399" table:style-name="ce12">
            <text:p>12.399</text:p>
          </table:table-cell>
          <table:table-cell office:value-type="float" office:value="11821" table:style-name="ce12">
            <text:p>11.821</text:p>
          </table:table-cell>
          <table:table-cell office:value-type="float" office:value="12354" table:style-name="ce12">
            <text:p>12.354</text:p>
          </table:table-cell>
          <table:table-cell office:value-type="float" office:value="11348" table:style-name="ce12">
            <text:p>11.348</text:p>
          </table:table-cell>
          <table:table-cell office:value-type="float" office:value="10855" table:style-name="ce12">
            <text:p>10.85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3076" table:style-name="ce12">
            <text:p>3.076</text:p>
          </table:table-cell>
          <table:table-cell office:value-type="float" office:value="2375" table:style-name="ce12">
            <text:p>2.375</text:p>
          </table:table-cell>
          <table:table-cell office:value-type="float" office:value="2808" table:style-name="ce12">
            <text:p>2.808</text:p>
          </table:table-cell>
          <table:table-cell office:value-type="float" office:value="2538" table:style-name="ce12">
            <text:p>2.538</text:p>
          </table:table-cell>
          <table:table-cell office:value-type="float" office:value="2463" table:style-name="ce12">
            <text:p>2.463</text:p>
          </table:table-cell>
          <table:table-cell office:value-type="float" office:value="2257" table:style-name="ce12">
            <text:p>2.257</text:p>
          </table:table-cell>
          <table:table-cell office:value-type="float" office:value="2480" table:style-name="ce12">
            <text:p>2.480</text:p>
          </table:table-cell>
          <table:table-cell office:value-type="float" office:value="2790" table:style-name="ce12">
            <text:p>2.790</text:p>
          </table:table-cell>
          <table:table-cell office:value-type="float" office:value="2459" table:style-name="ce12">
            <text:p>2.459</text:p>
          </table:table-cell>
          <table:table-cell office:value-type="float" office:value="2620" table:style-name="ce12">
            <text:p>2.620</text:p>
          </table:table-cell>
          <table:table-cell office:value-type="float" office:value="2368" table:style-name="ce12">
            <text:p>2.368</text:p>
          </table:table-cell>
          <table:table-cell office:value-type="float" office:value="2308" table:style-name="ce12">
            <text:p>2.30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</text:p>
          </table:table-cell>
          <table:table-cell office:value-type="float" office:value="14420" table:style-name="ce12">
            <text:p>14.420</text:p>
          </table:table-cell>
          <table:table-cell office:value-type="float" office:value="10030" table:style-name="ce12">
            <text:p>10.030</text:p>
          </table:table-cell>
          <table:table-cell office:value-type="float" office:value="11969" table:style-name="ce12">
            <text:p>11.969</text:p>
          </table:table-cell>
          <table:table-cell office:value-type="float" office:value="11500" table:style-name="ce12">
            <text:p>11.500</text:p>
          </table:table-cell>
          <table:table-cell office:value-type="float" office:value="11955" table:style-name="ce12">
            <text:p>11.955</text:p>
          </table:table-cell>
          <table:table-cell office:value-type="float" office:value="10462" table:style-name="ce12">
            <text:p>10.462</text:p>
          </table:table-cell>
          <table:table-cell office:value-type="float" office:value="11017" table:style-name="ce12">
            <text:p>11.017</text:p>
          </table:table-cell>
          <table:table-cell office:value-type="float" office:value="10550" table:style-name="ce12">
            <text:p>10.550</text:p>
          </table:table-cell>
          <table:table-cell office:value-type="float" office:value="9095" table:style-name="ce12">
            <text:p>9.095</text:p>
          </table:table-cell>
          <table:table-cell office:value-type="float" office:value="10583" table:style-name="ce12">
            <text:p>10.583</text:p>
          </table:table-cell>
          <table:table-cell office:value-type="float" office:value="8834" table:style-name="ce12">
            <text:p>8.834</text:p>
          </table:table-cell>
          <table:table-cell office:value-type="float" office:value="7750" table:style-name="ce12">
            <text:p>7.75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2700" table:style-name="ce12">
            <text:p>2.700</text:p>
          </table:table-cell>
          <table:table-cell office:value-type="float" office:value="2445" table:style-name="ce12">
            <text:p>2.445</text:p>
          </table:table-cell>
          <table:table-cell office:value-type="float" office:value="3100" table:style-name="ce12">
            <text:p>3.100</text:p>
          </table:table-cell>
          <table:table-cell office:value-type="float" office:value="3024" table:style-name="ce12">
            <text:p>3.024</text:p>
          </table:table-cell>
          <table:table-cell office:value-type="float" office:value="2966" table:style-name="ce12">
            <text:p>2.966</text:p>
          </table:table-cell>
          <table:table-cell office:value-type="float" office:value="2710" table:style-name="ce12">
            <text:p>2.710</text:p>
          </table:table-cell>
          <table:table-cell office:value-type="float" office:value="2906" table:style-name="ce12">
            <text:p>2.906</text:p>
          </table:table-cell>
          <table:table-cell office:value-type="float" office:value="2769" table:style-name="ce12">
            <text:p>2.769</text:p>
          </table:table-cell>
          <table:table-cell office:value-type="float" office:value="2733" table:style-name="ce12">
            <text:p>2.733</text:p>
          </table:table-cell>
          <table:table-cell office:value-type="float" office:value="2927" table:style-name="ce12">
            <text:p>2.927</text:p>
          </table:table-cell>
          <table:table-cell office:value-type="float" office:value="2729" table:style-name="ce12">
            <text:p>2.729</text:p>
          </table:table-cell>
          <table:table-cell office:value-type="float" office:value="2687" table:style-name="ce12">
            <text:p>2.687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70" table:style-name="ce12">
            <text:p>170</text:p>
          </table:table-cell>
          <table:table-cell office:value-type="float" office:value="180" table:style-name="ce12">
            <text:p>180</text:p>
          </table:table-cell>
          <table:table-cell office:value-type="float" office:value="206" table:style-name="ce12">
            <text:p>206</text:p>
          </table:table-cell>
          <table:table-cell office:value-type="float" office:value="221" table:style-name="ce12">
            <text:p>221</text:p>
          </table:table-cell>
          <table:table-cell office:value-type="float" office:value="218" table:style-name="ce12">
            <text:p>218</text:p>
          </table:table-cell>
          <table:table-cell office:value-type="float" office:value="206" table:style-name="ce12">
            <text:p>206</text:p>
          </table:table-cell>
          <table:table-cell office:value-type="float" office:value="198" table:style-name="ce12">
            <text:p>198</text:p>
          </table:table-cell>
          <table:table-cell office:value-type="float" office:value="210" table:style-name="ce12">
            <text:p>210</text:p>
          </table:table-cell>
          <table:table-cell office:value-type="float" office:value="230" table:style-name="ce12">
            <text:p>230</text:p>
          </table:table-cell>
          <table:table-cell office:value-type="float" office:value="225" table:style-name="ce12">
            <text:p>225</text:p>
          </table:table-cell>
          <table:table-cell office:value-type="float" office:value="222" table:style-name="ce12">
            <text:p>222</text:p>
          </table:table-cell>
          <table:table-cell office:value-type="float" office:value="256" table:style-name="ce12">
            <text:p>25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1539" table:style-name="ce12">
            <text:p>11.539</text:p>
          </table:table-cell>
          <table:table-cell office:value-type="float" office:value="11485" table:style-name="ce12">
            <text:p>11.485</text:p>
          </table:table-cell>
          <table:table-cell office:value-type="float" office:value="10611" table:style-name="ce12">
            <text:p>10.611</text:p>
          </table:table-cell>
          <table:table-cell office:value-type="float" office:value="10706" table:style-name="ce12">
            <text:p>10.706</text:p>
          </table:table-cell>
          <table:table-cell office:value-type="float" office:value="9679" table:style-name="ce12">
            <text:p>9.679</text:p>
          </table:table-cell>
          <table:table-cell office:value-type="float" office:value="9691" table:style-name="ce12">
            <text:p>9.691</text:p>
          </table:table-cell>
          <table:table-cell office:value-type="float" office:value="9303" table:style-name="ce12">
            <text:p>9.303</text:p>
          </table:table-cell>
          <table:table-cell office:value-type="float" office:value="9508" table:style-name="ce12">
            <text:p>9.508</text:p>
          </table:table-cell>
          <table:table-cell office:value-type="float" office:value="9671" table:style-name="ce12">
            <text:p>9.671</text:p>
          </table:table-cell>
          <table:table-cell office:value-type="float" office:value="9576" table:style-name="ce12">
            <text:p>9.576</text:p>
          </table:table-cell>
          <table:table-cell office:value-type="float" office:value="9467" table:style-name="ce12">
            <text:p>9.467</text:p>
          </table:table-cell>
          <table:table-cell office:value-type="float" office:value="9879" table:style-name="ce12">
            <text:p>9.87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7307" table:style-name="ce12">
            <text:p>37.307</text:p>
          </table:table-cell>
          <table:table-cell office:value-type="float" office:value="36566" table:style-name="ce12">
            <text:p>36.566</text:p>
          </table:table-cell>
          <table:table-cell office:value-type="float" office:value="34965" table:style-name="ce12">
            <text:p>34.965</text:p>
          </table:table-cell>
          <table:table-cell office:value-type="float" office:value="35754" table:style-name="ce12">
            <text:p>35.754</text:p>
          </table:table-cell>
          <table:table-cell office:value-type="float" office:value="34482" table:style-name="ce12">
            <text:p>34.482</text:p>
          </table:table-cell>
          <table:table-cell office:value-type="float" office:value="35630" table:style-name="ce12">
            <text:p>35.630</text:p>
          </table:table-cell>
          <table:table-cell office:value-type="float" office:value="34994" table:style-name="ce12">
            <text:p>34.994</text:p>
          </table:table-cell>
          <table:table-cell office:value-type="float" office:value="35820" table:style-name="ce12">
            <text:p>35.820</text:p>
          </table:table-cell>
          <table:table-cell office:value-type="float" office:value="36168" table:style-name="ce12">
            <text:p>36.168</text:p>
          </table:table-cell>
          <table:table-cell office:value-type="float" office:value="36502" table:style-name="ce12">
            <text:p>36.502</text:p>
          </table:table-cell>
          <table:table-cell office:value-type="float" office:value="36579" table:style-name="ce12">
            <text:p>36.579</text:p>
          </table:table-cell>
          <table:table-cell office:value-type="float" office:value="35530" table:style-name="ce12">
            <text:p>35.53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9472" table:style-name="ce12">
            <text:p>9.472</text:p>
          </table:table-cell>
          <table:table-cell office:value-type="float" office:value="8869" table:style-name="ce12">
            <text:p>8.869</text:p>
          </table:table-cell>
          <table:table-cell office:value-type="float" office:value="8133" table:style-name="ce12">
            <text:p>8.133</text:p>
          </table:table-cell>
          <table:table-cell office:value-type="float" office:value="8261" table:style-name="ce12">
            <text:p>8.261</text:p>
          </table:table-cell>
          <table:table-cell office:value-type="float" office:value="7725" table:style-name="ce12">
            <text:p>7.725</text:p>
          </table:table-cell>
          <table:table-cell office:value-type="float" office:value="7813" table:style-name="ce12">
            <text:p>7.813</text:p>
          </table:table-cell>
          <table:table-cell office:value-type="float" office:value="7262" table:style-name="ce12">
            <text:p>7.262</text:p>
          </table:table-cell>
          <table:table-cell office:value-type="float" office:value="7202" table:style-name="ce12">
            <text:p>7.202</text:p>
          </table:table-cell>
          <table:table-cell office:value-type="float" office:value="7528" table:style-name="ce12">
            <text:p>7.528</text:p>
          </table:table-cell>
          <table:table-cell office:value-type="float" office:value="7729" table:style-name="ce12">
            <text:p>7.729</text:p>
          </table:table-cell>
          <table:table-cell office:value-type="float" office:value="7869" table:style-name="ce12">
            <text:p>7.869</text:p>
          </table:table-cell>
          <table:table-cell office:value-type="float" office:value="7448" table:style-name="ce12">
            <text:p>7.44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9392" table:style-name="ce12">
            <text:p>39.392</text:p>
          </table:table-cell>
          <table:table-cell office:value-type="float" office:value="42045" table:style-name="ce12">
            <text:p>42.045</text:p>
          </table:table-cell>
          <table:table-cell office:value-type="float" office:value="38324" table:style-name="ce12">
            <text:p>38.324</text:p>
          </table:table-cell>
          <table:table-cell office:value-type="float" office:value="36417" table:style-name="ce12">
            <text:p>36.417</text:p>
          </table:table-cell>
          <table:table-cell office:value-type="float" office:value="33507" table:style-name="ce12">
            <text:p>33.507</text:p>
          </table:table-cell>
          <table:table-cell office:value-type="float" office:value="35434" table:style-name="ce12">
            <text:p>35.434</text:p>
          </table:table-cell>
          <table:table-cell office:value-type="float" office:value="33928" table:style-name="ce12">
            <text:p>33.928</text:p>
          </table:table-cell>
          <table:table-cell office:value-type="float" office:value="33434" table:style-name="ce12">
            <text:p>33.434</text:p>
          </table:table-cell>
          <table:table-cell office:value-type="float" office:value="32029" table:style-name="ce12">
            <text:p>32.029</text:p>
          </table:table-cell>
          <table:table-cell office:value-type="float" office:value="30667" table:style-name="ce12">
            <text:p>30.667</text:p>
          </table:table-cell>
          <table:table-cell office:value-type="float" office:value="30233" table:style-name="ce12">
            <text:p>30.233</text:p>
          </table:table-cell>
          <table:table-cell office:value-type="float" office:value="28514" table:style-name="ce12">
            <text:p>28.51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6813" table:style-name="ce12">
            <text:p>6.813</text:p>
          </table:table-cell>
          <table:table-cell office:value-type="float" office:value="7014" table:style-name="ce12">
            <text:p>7.014</text:p>
          </table:table-cell>
          <table:table-cell office:value-type="float" office:value="7191" table:style-name="ce12">
            <text:p>7.191</text:p>
          </table:table-cell>
          <table:table-cell office:value-type="float" office:value="8244" table:style-name="ce12">
            <text:p>8.244</text:p>
          </table:table-cell>
          <table:table-cell office:value-type="float" office:value="8572" table:style-name="ce12">
            <text:p>8.572</text:p>
          </table:table-cell>
          <table:table-cell office:value-type="float" office:value="9099" table:style-name="ce12">
            <text:p>9.099</text:p>
          </table:table-cell>
          <table:table-cell office:value-type="float" office:value="8714" table:style-name="ce12">
            <text:p>8.714</text:p>
          </table:table-cell>
          <table:table-cell office:value-type="float" office:value="8589" table:style-name="ce12">
            <text:p>8.589</text:p>
          </table:table-cell>
          <table:table-cell office:value-type="float" office:value="8393" table:style-name="ce12">
            <text:p>8.393</text:p>
          </table:table-cell>
          <table:table-cell office:value-type="float" office:value="8411" table:style-name="ce12">
            <text:p>8.411</text:p>
          </table:table-cell>
          <table:table-cell office:value-type="float" office:value="8438" table:style-name="ce12">
            <text:p>8.438</text:p>
          </table:table-cell>
          <table:table-cell office:value-type="float" office:value="8395" table:style-name="ce12">
            <text:p>8.395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72" table:style-name="ce12">
            <text:p>72</text:p>
          </table:table-cell>
          <table:table-cell office:value-type="float" office:value="74" table:style-name="ce12">
            <text:p>74</text:p>
          </table:table-cell>
          <table:table-cell office:value-type="float" office:value="75" table:style-name="ce12">
            <text:p>75</text:p>
          </table:table-cell>
          <table:table-cell office:value-type="float" office:value="69" table:style-name="ce12">
            <text:p>69</text:p>
          </table:table-cell>
          <table:table-cell office:value-type="float" office:value="62" table:style-name="ce12">
            <text:p>62</text:p>
          </table:table-cell>
          <table:table-cell office:value-type="float" office:value="67" table:style-name="ce12">
            <text:p>67</text:p>
          </table:table-cell>
          <table:table-cell office:value-type="float" office:value="81" table:style-name="ce12">
            <text:p>81</text:p>
          </table:table-cell>
          <table:table-cell office:value-type="float" office:value="82" table:style-name="ce12">
            <text:p>82</text:p>
          </table:table-cell>
          <table:table-cell office:value-type="float" office:value="62" table:style-name="ce12">
            <text:p>62</text:p>
          </table:table-cell>
          <table:table-cell office:value-type="float" office:value="78" table:style-name="ce12">
            <text:p>78</text:p>
          </table:table-cell>
          <table:table-cell office:value-type="float" office:value="116" table:style-name="ce12">
            <text:p>116</text:p>
          </table:table-cell>
          <table:table-cell office:value-type="float" office:value="109" table:style-name="ce12">
            <text:p>10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spondidas</text:p>
          </table:table-cell>
          <table:table-cell office:value-type="float" office:value="4207" table:style-name="ce12">
            <text:p>4.207</text:p>
          </table:table-cell>
          <table:table-cell office:value-type="float" office:value="3114" table:style-name="ce12">
            <text:p>3.114</text:p>
          </table:table-cell>
          <table:table-cell office:value-type="float" office:value="3364" table:style-name="ce12">
            <text:p>3.364</text:p>
          </table:table-cell>
          <table:table-cell office:value-type="float" office:value="3169" table:style-name="ce12">
            <text:p>3.169</text:p>
          </table:table-cell>
          <table:table-cell office:value-type="float" office:value="3121" table:style-name="ce12">
            <text:p>3.121</text:p>
          </table:table-cell>
          <table:table-cell office:value-type="float" office:value="2932" table:style-name="ce12">
            <text:p>2.932</text:p>
          </table:table-cell>
          <table:table-cell office:value-type="float" office:value="3254" table:style-name="ce12">
            <text:p>3.254</text:p>
          </table:table-cell>
          <table:table-cell office:value-type="float" office:value="3134" table:style-name="ce12">
            <text:p>3.134</text:p>
          </table:table-cell>
          <table:table-cell office:value-type="float" office:value="2727" table:style-name="ce12">
            <text:p>2.727</text:p>
          </table:table-cell>
          <table:table-cell office:value-type="float" office:value="3087" table:style-name="ce12">
            <text:p>3.087</text:p>
          </table:table-cell>
          <table:table-cell office:value-type="float" office:value="3333" table:style-name="ce12">
            <text:p>3.333</text:p>
          </table:table-cell>
          <table:table-cell office:value-type="float" office:value="3710" table:style-name="ce12">
            <text:p>3.71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spondidas</text:p>
          </table:table-cell>
          <table:table-cell office:value-type="float" office:value="12672" table:style-name="ce12">
            <text:p>12.672</text:p>
          </table:table-cell>
          <table:table-cell office:value-type="float" office:value="10830" table:style-name="ce12">
            <text:p>10.830</text:p>
          </table:table-cell>
          <table:table-cell office:value-type="float" office:value="12123" table:style-name="ce12">
            <text:p>12.123</text:p>
          </table:table-cell>
          <table:table-cell office:value-type="float" office:value="11349" table:style-name="ce12">
            <text:p>11.349</text:p>
          </table:table-cell>
          <table:table-cell office:value-type="float" office:value="11805" table:style-name="ce12">
            <text:p>11.805</text:p>
          </table:table-cell>
          <table:table-cell office:value-type="float" office:value="11165" table:style-name="ce12">
            <text:p>11.165</text:p>
          </table:table-cell>
          <table:table-cell office:value-type="float" office:value="12110" table:style-name="ce12">
            <text:p>12.110</text:p>
          </table:table-cell>
          <table:table-cell office:value-type="float" office:value="11659" table:style-name="ce12">
            <text:p>11.659</text:p>
          </table:table-cell>
          <table:table-cell office:value-type="float" office:value="11434" table:style-name="ce12">
            <text:p>11.434</text:p>
          </table:table-cell>
          <table:table-cell office:value-type="float" office:value="11871" table:style-name="ce12">
            <text:p>11.871</text:p>
          </table:table-cell>
          <table:table-cell office:value-type="float" office:value="10625" table:style-name="ce12">
            <text:p>10.625</text:p>
          </table:table-cell>
          <table:table-cell office:value-type="float" office:value="10097" table:style-name="ce12">
            <text:p>10.09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3018" table:style-name="ce12">
            <text:p>3.018</text:p>
          </table:table-cell>
          <table:table-cell office:value-type="float" office:value="2321" table:style-name="ce12">
            <text:p>2.321</text:p>
          </table:table-cell>
          <table:table-cell office:value-type="float" office:value="2655" table:style-name="ce12">
            <text:p>2.655</text:p>
          </table:table-cell>
          <table:table-cell office:value-type="float" office:value="2462" table:style-name="ce12">
            <text:p>2.462</text:p>
          </table:table-cell>
          <table:table-cell office:value-type="float" office:value="2440" table:style-name="ce12">
            <text:p>2.440</text:p>
          </table:table-cell>
          <table:table-cell office:value-type="float" office:value="2199" table:style-name="ce12">
            <text:p>2.199</text:p>
          </table:table-cell>
          <table:table-cell office:value-type="float" office:value="2437" table:style-name="ce12">
            <text:p>2.437</text:p>
          </table:table-cell>
          <table:table-cell office:value-type="float" office:value="2764" table:style-name="ce12">
            <text:p>2.764</text:p>
          </table:table-cell>
          <table:table-cell office:value-type="float" office:value="2434" table:style-name="ce12">
            <text:p>2.434</text:p>
          </table:table-cell>
          <table:table-cell office:value-type="float" office:value="2586" table:style-name="ce12">
            <text:p>2.586</text:p>
          </table:table-cell>
          <table:table-cell office:value-type="float" office:value="2341" table:style-name="ce12">
            <text:p>2.341</text:p>
          </table:table-cell>
          <table:table-cell office:value-type="float" office:value="2293" table:style-name="ce12">
            <text:p>2.29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spondidas</text:p>
          </table:table-cell>
          <table:table-cell office:value-type="float" office:value="14415" table:style-name="ce12">
            <text:p>14.415</text:p>
          </table:table-cell>
          <table:table-cell office:value-type="float" office:value="10024" table:style-name="ce12">
            <text:p>10.024</text:p>
          </table:table-cell>
          <table:table-cell office:value-type="float" office:value="11967" table:style-name="ce12">
            <text:p>11.967</text:p>
          </table:table-cell>
          <table:table-cell office:value-type="float" office:value="11489" table:style-name="ce12">
            <text:p>11.489</text:p>
          </table:table-cell>
          <table:table-cell office:value-type="float" office:value="11953" table:style-name="ce12">
            <text:p>11.953</text:p>
          </table:table-cell>
          <table:table-cell office:value-type="float" office:value="10453" table:style-name="ce12">
            <text:p>10.453</text:p>
          </table:table-cell>
          <table:table-cell office:value-type="float" office:value="11012" table:style-name="ce12">
            <text:p>11.012</text:p>
          </table:table-cell>
          <table:table-cell office:value-type="float" office:value="10547" table:style-name="ce12">
            <text:p>10.547</text:p>
          </table:table-cell>
          <table:table-cell office:value-type="float" office:value="9088" table:style-name="ce12">
            <text:p>9.088</text:p>
          </table:table-cell>
          <table:table-cell office:value-type="float" office:value="10570" table:style-name="ce12">
            <text:p>10.570</text:p>
          </table:table-cell>
          <table:table-cell office:value-type="float" office:value="8747" table:style-name="ce12">
            <text:p>8.747</text:p>
          </table:table-cell>
          <table:table-cell office:value-type="float" office:value="7747" table:style-name="ce12">
            <text:p>7.74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2691" table:style-name="ce12">
            <text:p>2.691</text:p>
          </table:table-cell>
          <table:table-cell office:value-type="float" office:value="2441" table:style-name="ce12">
            <text:p>2.441</text:p>
          </table:table-cell>
          <table:table-cell office:value-type="float" office:value="3099" table:style-name="ce12">
            <text:p>3.099</text:p>
          </table:table-cell>
          <table:table-cell office:value-type="float" office:value="3023" table:style-name="ce12">
            <text:p>3.023</text:p>
          </table:table-cell>
          <table:table-cell office:value-type="float" office:value="2962" table:style-name="ce12">
            <text:p>2.962</text:p>
          </table:table-cell>
          <table:table-cell office:value-type="float" office:value="2709" table:style-name="ce12">
            <text:p>2.709</text:p>
          </table:table-cell>
          <table:table-cell office:value-type="float" office:value="2906" table:style-name="ce12">
            <text:p>2.906</text:p>
          </table:table-cell>
          <table:table-cell office:value-type="float" office:value="2769" table:style-name="ce12">
            <text:p>2.769</text:p>
          </table:table-cell>
          <table:table-cell office:value-type="float" office:value="2731" table:style-name="ce12">
            <text:p>2.731</text:p>
          </table:table-cell>
          <table:table-cell office:value-type="float" office:value="2925" table:style-name="ce12">
            <text:p>2.925</text:p>
          </table:table-cell>
          <table:table-cell office:value-type="float" office:value="2724" table:style-name="ce12">
            <text:p>2.724</text:p>
          </table:table-cell>
          <table:table-cell office:value-type="float" office:value="2687" table:style-name="ce12">
            <text:p>2.687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58" table:style-name="ce12">
            <text:p>58</text:p>
          </table:table-cell>
          <table:table-cell office:value-type="float" office:value="59" table:style-name="ce12">
            <text:p>59</text:p>
          </table:table-cell>
          <table:table-cell office:value-type="float" office:value="54" table:style-name="ce12">
            <text:p>54</text:p>
          </table:table-cell>
          <table:table-cell office:value-type="float" office:value="59" table:style-name="ce12">
            <text:p>59</text:p>
          </table:table-cell>
          <table:table-cell office:value-type="float" office:value="57" table:style-name="ce12">
            <text:p>57</text:p>
          </table:table-cell>
          <table:table-cell office:value-type="float" office:value="63" table:style-name="ce12">
            <text:p>63</text:p>
          </table:table-cell>
          <table:table-cell office:value-type="float" office:value="69" table:style-name="ce12">
            <text:p>69</text:p>
          </table:table-cell>
          <table:table-cell office:value-type="float" office:value="75" table:style-name="ce12">
            <text:p>75</text:p>
          </table:table-cell>
          <table:table-cell office:value-type="float" office:value="55" table:style-name="ce12">
            <text:p>55</text:p>
          </table:table-cell>
          <table:table-cell office:value-type="float" office:value="69" table:style-name="ce12">
            <text:p>69</text:p>
          </table:table-cell>
          <table:table-cell office:value-type="float" office:value="101" table:style-name="ce12">
            <text:p>101</text:p>
          </table:table-cell>
          <table:table-cell office:value-type="float" office:value="89" table:style-name="ce12">
            <text:p>8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3770" table:style-name="ce12">
            <text:p>3.770</text:p>
          </table:table-cell>
          <table:table-cell office:value-type="float" office:value="2751" table:style-name="ce12">
            <text:p>2.751</text:p>
          </table:table-cell>
          <table:table-cell office:value-type="float" office:value="2955" table:style-name="ce12">
            <text:p>2.955</text:p>
          </table:table-cell>
          <table:table-cell office:value-type="float" office:value="2835" table:style-name="ce12">
            <text:p>2.835</text:p>
          </table:table-cell>
          <table:table-cell office:value-type="float" office:value="2781" table:style-name="ce12">
            <text:p>2.781</text:p>
          </table:table-cell>
          <table:table-cell office:value-type="float" office:value="2618" table:style-name="ce12">
            <text:p>2.618</text:p>
          </table:table-cell>
          <table:table-cell office:value-type="float" office:value="2953" table:style-name="ce12">
            <text:p>2.953</text:p>
          </table:table-cell>
          <table:table-cell office:value-type="float" office:value="2972" table:style-name="ce12">
            <text:p>2.972</text:p>
          </table:table-cell>
          <table:table-cell office:value-type="float" office:value="2597" table:style-name="ce12">
            <text:p>2.597</text:p>
          </table:table-cell>
          <table:table-cell office:value-type="float" office:value="2965" table:style-name="ce12">
            <text:p>2.965</text:p>
          </table:table-cell>
          <table:table-cell office:value-type="float" office:value="2867" table:style-name="ce12">
            <text:p>2.867</text:p>
          </table:table-cell>
          <table:table-cell office:value-type="float" office:value="3451" table:style-name="ce12">
            <text:p>3.45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0902" table:style-name="ce12">
            <text:p>10.902</text:p>
          </table:table-cell>
          <table:table-cell office:value-type="float" office:value="9304" table:style-name="ce12">
            <text:p>9.304</text:p>
          </table:table-cell>
          <table:table-cell office:value-type="float" office:value="10400" table:style-name="ce12">
            <text:p>10.400</text:p>
          </table:table-cell>
          <table:table-cell office:value-type="float" office:value="9782" table:style-name="ce12">
            <text:p>9.782</text:p>
          </table:table-cell>
          <table:table-cell office:value-type="float" office:value="10359" table:style-name="ce12">
            <text:p>10.359</text:p>
          </table:table-cell>
          <table:table-cell office:value-type="float" office:value="10009" table:style-name="ce12">
            <text:p>10.009</text:p>
          </table:table-cell>
          <table:table-cell office:value-type="float" office:value="10512" table:style-name="ce12">
            <text:p>10.512</text:p>
          </table:table-cell>
          <table:table-cell office:value-type="float" office:value="10612" table:style-name="ce12">
            <text:p>10.612</text:p>
          </table:table-cell>
          <table:table-cell office:value-type="float" office:value="10125" table:style-name="ce12">
            <text:p>10.125</text:p>
          </table:table-cell>
          <table:table-cell office:value-type="float" office:value="10652" table:style-name="ce12">
            <text:p>10.652</text:p>
          </table:table-cell>
          <table:table-cell office:value-type="float" office:value="9771" table:style-name="ce12">
            <text:p>9.771</text:p>
          </table:table-cell>
          <table:table-cell office:value-type="float" office:value="9348" table:style-name="ce12">
            <text:p>9.34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619" table:style-name="ce12">
            <text:p>2.619</text:p>
          </table:table-cell>
          <table:table-cell office:value-type="float" office:value="2021" table:style-name="ce12">
            <text:p>2.021</text:p>
          </table:table-cell>
          <table:table-cell office:value-type="float" office:value="2390" table:style-name="ce12">
            <text:p>2.390</text:p>
          </table:table-cell>
          <table:table-cell office:value-type="float" office:value="2201" table:style-name="ce12">
            <text:p>2.201</text:p>
          </table:table-cell>
          <table:table-cell office:value-type="float" office:value="2102" table:style-name="ce12">
            <text:p>2.102</text:p>
          </table:table-cell>
          <table:table-cell office:value-type="float" office:value="1963" table:style-name="ce12">
            <text:p>1.963</text:p>
          </table:table-cell>
          <table:table-cell office:value-type="float" office:value="2122" table:style-name="ce12">
            <text:p>2.122</text:p>
          </table:table-cell>
          <table:table-cell office:value-type="float" office:value="2337" table:style-name="ce12">
            <text:p>2.337</text:p>
          </table:table-cell>
          <table:table-cell office:value-type="float" office:value="2088" table:style-name="ce12">
            <text:p>2.088</text:p>
          </table:table-cell>
          <table:table-cell office:value-type="float" office:value="2237" table:style-name="ce12">
            <text:p>2.237</text:p>
          </table:table-cell>
          <table:table-cell office:value-type="float" office:value="2038" table:style-name="ce12">
            <text:p>2.038</text:p>
          </table:table-cell>
          <table:table-cell office:value-type="float" office:value="1965" table:style-name="ce12">
            <text:p>1.96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2331" table:style-name="ce12">
            <text:p>12.331</text:p>
          </table:table-cell>
          <table:table-cell office:value-type="float" office:value="8813" table:style-name="ce12">
            <text:p>8.813</text:p>
          </table:table-cell>
          <table:table-cell office:value-type="float" office:value="10395" table:style-name="ce12">
            <text:p>10.395</text:p>
          </table:table-cell>
          <table:table-cell office:value-type="float" office:value="10100" table:style-name="ce12">
            <text:p>10.100</text:p>
          </table:table-cell>
          <table:table-cell office:value-type="float" office:value="10603" table:style-name="ce12">
            <text:p>10.603</text:p>
          </table:table-cell>
          <table:table-cell office:value-type="float" office:value="9101" table:style-name="ce12">
            <text:p>9.101</text:p>
          </table:table-cell>
          <table:table-cell office:value-type="float" office:value="9640" table:style-name="ce12">
            <text:p>9.640</text:p>
          </table:table-cell>
          <table:table-cell office:value-type="float" office:value="9119" table:style-name="ce12">
            <text:p>9.119</text:p>
          </table:table-cell>
          <table:table-cell office:value-type="float" office:value="7903" table:style-name="ce12">
            <text:p>7.903</text:p>
          </table:table-cell>
          <table:table-cell office:value-type="float" office:value="9033" table:style-name="ce12">
            <text:p>9.033</text:p>
          </table:table-cell>
          <table:table-cell office:value-type="float" office:value="7577" table:style-name="ce12">
            <text:p>7.577</text:p>
          </table:table-cell>
          <table:table-cell office:value-type="float" office:value="6597" table:style-name="ce12">
            <text:p>6.59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374" table:style-name="ce12">
            <text:p>2.374</text:p>
          </table:table-cell>
          <table:table-cell office:value-type="float" office:value="2122" table:style-name="ce12">
            <text:p>2.122</text:p>
          </table:table-cell>
          <table:table-cell office:value-type="float" office:value="2672" table:style-name="ce12">
            <text:p>2.672</text:p>
          </table:table-cell>
          <table:table-cell office:value-type="float" office:value="2615" table:style-name="ce12">
            <text:p>2.615</text:p>
          </table:table-cell>
          <table:table-cell office:value-type="float" office:value="2574" table:style-name="ce12">
            <text:p>2.574</text:p>
          </table:table-cell>
          <table:table-cell office:value-type="float" office:value="2344" table:style-name="ce12">
            <text:p>2.344</text:p>
          </table:table-cell>
          <table:table-cell office:value-type="float" office:value="2523" table:style-name="ce12">
            <text:p>2.523</text:p>
          </table:table-cell>
          <table:table-cell office:value-type="float" office:value="2396" table:style-name="ce12">
            <text:p>2.396</text:p>
          </table:table-cell>
          <table:table-cell office:value-type="float" office:value="2238" table:style-name="ce12">
            <text:p>2.238</text:p>
          </table:table-cell>
          <table:table-cell office:value-type="float" office:value="2517" table:style-name="ce12">
            <text:p>2.517</text:p>
          </table:table-cell>
          <table:table-cell office:value-type="float" office:value="2378" table:style-name="ce12">
            <text:p>2.378</text:p>
          </table:table-cell>
          <table:table-cell office:value-type="float" office:value="2336" table:style-name="ce12">
            <text:p>2.336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70" table:style-name="ce12">
            <text:p>170</text:p>
          </table:table-cell>
          <table:table-cell office:value-type="float" office:value="180" table:style-name="ce12">
            <text:p>180</text:p>
          </table:table-cell>
          <table:table-cell office:value-type="float" office:value="206" table:style-name="ce12">
            <text:p>206</text:p>
          </table:table-cell>
          <table:table-cell office:value-type="float" office:value="221" table:style-name="ce12">
            <text:p>221</text:p>
          </table:table-cell>
          <table:table-cell office:value-type="float" office:value="218" table:style-name="ce12">
            <text:p>218</text:p>
          </table:table-cell>
          <table:table-cell office:value-type="float" office:value="206" table:style-name="ce12">
            <text:p>206</text:p>
          </table:table-cell>
          <table:table-cell office:value-type="float" office:value="198" table:style-name="ce12">
            <text:p>198</text:p>
          </table:table-cell>
          <table:table-cell office:value-type="float" office:value="210" table:style-name="ce12">
            <text:p>210</text:p>
          </table:table-cell>
          <table:table-cell office:value-type="float" office:value="230" table:style-name="ce12">
            <text:p>230</text:p>
          </table:table-cell>
          <table:table-cell office:value-type="float" office:value="225" table:style-name="ce12">
            <text:p>225</text:p>
          </table:table-cell>
          <table:table-cell office:value-type="float" office:value="222" table:style-name="ce12">
            <text:p>222</text:p>
          </table:table-cell>
          <table:table-cell office:value-type="float" office:value="256" table:style-name="ce12">
            <text:p>25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1537" table:style-name="ce12">
            <text:p>11.537</text:p>
          </table:table-cell>
          <table:table-cell office:value-type="float" office:value="11481" table:style-name="ce12">
            <text:p>11.481</text:p>
          </table:table-cell>
          <table:table-cell office:value-type="float" office:value="10610" table:style-name="ce12">
            <text:p>10.610</text:p>
          </table:table-cell>
          <table:table-cell office:value-type="float" office:value="10705" table:style-name="ce12">
            <text:p>10.705</text:p>
          </table:table-cell>
          <table:table-cell office:value-type="float" office:value="9654" table:style-name="ce12">
            <text:p>9.654</text:p>
          </table:table-cell>
          <table:table-cell office:value-type="float" office:value="9666" table:style-name="ce12">
            <text:p>9.666</text:p>
          </table:table-cell>
          <table:table-cell office:value-type="float" office:value="9287" table:style-name="ce12">
            <text:p>9.287</text:p>
          </table:table-cell>
          <table:table-cell office:value-type="float" office:value="9478" table:style-name="ce12">
            <text:p>9.478</text:p>
          </table:table-cell>
          <table:table-cell office:value-type="float" office:value="9646" table:style-name="ce12">
            <text:p>9.646</text:p>
          </table:table-cell>
          <table:table-cell office:value-type="float" office:value="9560" table:style-name="ce12">
            <text:p>9.560</text:p>
          </table:table-cell>
          <table:table-cell office:value-type="float" office:value="9461" table:style-name="ce12">
            <text:p>9.461</text:p>
          </table:table-cell>
          <table:table-cell office:value-type="float" office:value="9847" table:style-name="ce12">
            <text:p>9.84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7283" table:style-name="ce12">
            <text:p>37.283</text:p>
          </table:table-cell>
          <table:table-cell office:value-type="float" office:value="36556" table:style-name="ce12">
            <text:p>36.556</text:p>
          </table:table-cell>
          <table:table-cell office:value-type="float" office:value="34961" table:style-name="ce12">
            <text:p>34.961</text:p>
          </table:table-cell>
          <table:table-cell office:value-type="float" office:value="35711" table:style-name="ce12">
            <text:p>35.711</text:p>
          </table:table-cell>
          <table:table-cell office:value-type="float" office:value="34420" table:style-name="ce12">
            <text:p>34.420</text:p>
          </table:table-cell>
          <table:table-cell office:value-type="float" office:value="35533" table:style-name="ce12">
            <text:p>35.533</text:p>
          </table:table-cell>
          <table:table-cell office:value-type="float" office:value="34936" table:style-name="ce12">
            <text:p>34.936</text:p>
          </table:table-cell>
          <table:table-cell office:value-type="float" office:value="35753" table:style-name="ce12">
            <text:p>35.753</text:p>
          </table:table-cell>
          <table:table-cell office:value-type="float" office:value="36104" table:style-name="ce12">
            <text:p>36.104</text:p>
          </table:table-cell>
          <table:table-cell office:value-type="float" office:value="36454" table:style-name="ce12">
            <text:p>36.454</text:p>
          </table:table-cell>
          <table:table-cell office:value-type="float" office:value="36560" table:style-name="ce12">
            <text:p>36.560</text:p>
          </table:table-cell>
          <table:table-cell office:value-type="float" office:value="35512" table:style-name="ce12">
            <text:p>35.51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9457" table:style-name="ce12">
            <text:p>9.457</text:p>
          </table:table-cell>
          <table:table-cell office:value-type="float" office:value="8839" table:style-name="ce12">
            <text:p>8.839</text:p>
          </table:table-cell>
          <table:table-cell office:value-type="float" office:value="8108" table:style-name="ce12">
            <text:p>8.108</text:p>
          </table:table-cell>
          <table:table-cell office:value-type="float" office:value="8251" table:style-name="ce12">
            <text:p>8.251</text:p>
          </table:table-cell>
          <table:table-cell office:value-type="float" office:value="7709" table:style-name="ce12">
            <text:p>7.709</text:p>
          </table:table-cell>
          <table:table-cell office:value-type="float" office:value="7800" table:style-name="ce12">
            <text:p>7.800</text:p>
          </table:table-cell>
          <table:table-cell office:value-type="float" office:value="7252" table:style-name="ce12">
            <text:p>7.252</text:p>
          </table:table-cell>
          <table:table-cell office:value-type="float" office:value="7196" table:style-name="ce12">
            <text:p>7.196</text:p>
          </table:table-cell>
          <table:table-cell office:value-type="float" office:value="7515" table:style-name="ce12">
            <text:p>7.515</text:p>
          </table:table-cell>
          <table:table-cell office:value-type="float" office:value="7708" table:style-name="ce12">
            <text:p>7.708</text:p>
          </table:table-cell>
          <table:table-cell office:value-type="float" office:value="7839" table:style-name="ce12">
            <text:p>7.839</text:p>
          </table:table-cell>
          <table:table-cell office:value-type="float" office:value="7429" table:style-name="ce12">
            <text:p>7.42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9387" table:style-name="ce12">
            <text:p>39.387</text:p>
          </table:table-cell>
          <table:table-cell office:value-type="float" office:value="42037" table:style-name="ce12">
            <text:p>42.037</text:p>
          </table:table-cell>
          <table:table-cell office:value-type="float" office:value="38315" table:style-name="ce12">
            <text:p>38.315</text:p>
          </table:table-cell>
          <table:table-cell office:value-type="float" office:value="36405" table:style-name="ce12">
            <text:p>36.405</text:p>
          </table:table-cell>
          <table:table-cell office:value-type="float" office:value="33496" table:style-name="ce12">
            <text:p>33.496</text:p>
          </table:table-cell>
          <table:table-cell office:value-type="float" office:value="35425" table:style-name="ce12">
            <text:p>35.425</text:p>
          </table:table-cell>
          <table:table-cell office:value-type="float" office:value="33917" table:style-name="ce12">
            <text:p>33.917</text:p>
          </table:table-cell>
          <table:table-cell office:value-type="float" office:value="33425" table:style-name="ce12">
            <text:p>33.425</text:p>
          </table:table-cell>
          <table:table-cell office:value-type="float" office:value="32026" table:style-name="ce12">
            <text:p>32.026</text:p>
          </table:table-cell>
          <table:table-cell office:value-type="float" office:value="30660" table:style-name="ce12">
            <text:p>30.660</text:p>
          </table:table-cell>
          <table:table-cell office:value-type="float" office:value="30226" table:style-name="ce12">
            <text:p>30.226</text:p>
          </table:table-cell>
          <table:table-cell office:value-type="float" office:value="28428" table:style-name="ce12">
            <text:p>28.42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6800" table:style-name="ce12">
            <text:p>6.800</text:p>
          </table:table-cell>
          <table:table-cell office:value-type="float" office:value="7001" table:style-name="ce12">
            <text:p>7.001</text:p>
          </table:table-cell>
          <table:table-cell office:value-type="float" office:value="7183" table:style-name="ce12">
            <text:p>7.183</text:p>
          </table:table-cell>
          <table:table-cell office:value-type="float" office:value="8238" table:style-name="ce12">
            <text:p>8.238</text:p>
          </table:table-cell>
          <table:table-cell office:value-type="float" office:value="8533" table:style-name="ce12">
            <text:p>8.533</text:p>
          </table:table-cell>
          <table:table-cell office:value-type="float" office:value="9068" table:style-name="ce12">
            <text:p>9.068</text:p>
          </table:table-cell>
          <table:table-cell office:value-type="float" office:value="8680" table:style-name="ce12">
            <text:p>8.680</text:p>
          </table:table-cell>
          <table:table-cell office:value-type="float" office:value="8562" table:style-name="ce12">
            <text:p>8.562</text:p>
          </table:table-cell>
          <table:table-cell office:value-type="float" office:value="8368" table:style-name="ce12">
            <text:p>8.368</text:p>
          </table:table-cell>
          <table:table-cell office:value-type="float" office:value="8385" table:style-name="ce12">
            <text:p>8.385</text:p>
          </table:table-cell>
          <table:table-cell office:value-type="float" office:value="8423" table:style-name="ce12">
            <text:p>8.423</text:p>
          </table:table-cell>
          <table:table-cell office:value-type="float" office:value="8375" table:style-name="ce12">
            <text:p>8.375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5.5555555555555598" table:style-name="ce9">
            <text:p>5,556</text:p>
          </table:table-cell>
          <table:table-cell office:value-type="float" office:value="8.1080000000000005" table:style-name="ce9">
            <text:p>8,108</text:p>
          </table:table-cell>
          <table:table-cell office:value-type="float" office:value="6.6669999999999998" table:style-name="ce9">
            <text:p>6,667</text:p>
          </table:table-cell>
          <table:table-cell office:value-type="float" office:value="7.2460000000000004" table:style-name="ce9">
            <text:p>7,246</text:p>
          </table:table-cell>
          <table:table-cell office:value-type="float" office:value="3.2258064516128999" table:style-name="ce9">
            <text:p>3,226</text:p>
          </table:table-cell>
          <table:table-cell office:value-type="float" office:value="4.4779999999999998" table:style-name="ce9">
            <text:p>4,478</text:p>
          </table:table-cell>
          <table:table-cell office:value-type="float" office:value="12.346" table:style-name="ce9">
            <text:p>12,346</text:p>
          </table:table-cell>
          <table:table-cell office:value-type="float" office:value="6.0979999999999999" table:style-name="ce9">
            <text:p>6,098</text:p>
          </table:table-cell>
          <table:table-cell office:value-type="float" office:value="6.4516129032258096" table:style-name="ce9">
            <text:p>6,452</text:p>
          </table:table-cell>
          <table:table-cell office:value-type="float" office:value="7.6923076923076898" table:style-name="ce9">
            <text:p>7,692</text:p>
          </table:table-cell>
          <table:table-cell office:value-type="float" office:value="6.0339999999999998" table:style-name="ce9">
            <text:p>6,034</text:p>
          </table:table-cell>
          <table:table-cell office:value-type="float" office:value="5.5045871559633035" table:style-name="ce9">
            <text:p>5,50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abertas</text:p>
          </table:table-cell>
          <table:table-cell office:value-type="float" office:value="5.8473971951509398" table:style-name="ce9">
            <text:p>5,847</text:p>
          </table:table-cell>
          <table:table-cell office:value-type="float" office:value="5.556" table:style-name="ce9">
            <text:p>5,556</text:p>
          </table:table-cell>
          <table:table-cell office:value-type="float" office:value="5.5890000000000004" table:style-name="ce9">
            <text:p>5,589</text:p>
          </table:table-cell>
          <table:table-cell office:value-type="float" office:value="4.8600000000000003" table:style-name="ce9">
            <text:p>4,860</text:p>
          </table:table-cell>
          <table:table-cell office:value-type="float" office:value="5.4790131368151203" table:style-name="ce9">
            <text:p>5,479</text:p>
          </table:table-cell>
          <table:table-cell office:value-type="float" office:value="4.9800000000000004" table:style-name="ce9">
            <text:p>4,980</text:p>
          </table:table-cell>
          <table:table-cell office:value-type="float" office:value="6.577" table:style-name="ce9">
            <text:p>6,577</text:p>
          </table:table-cell>
          <table:table-cell office:value-type="float" office:value="4.8819999999999997" table:style-name="ce9">
            <text:p>4,882</text:p>
          </table:table-cell>
          <table:table-cell office:value-type="float" office:value="4.6204620462046204" table:style-name="ce9">
            <text:p>4,620</text:p>
          </table:table-cell>
          <table:table-cell office:value-type="float" office:value="4.0816326530612201" table:style-name="ce9">
            <text:p>4,082</text:p>
          </table:table-cell>
          <table:table-cell office:value-type="float" office:value="9.3309999999999995" table:style-name="ce9">
            <text:p>9,331</text:p>
          </table:table-cell>
          <table:table-cell office:value-type="float" office:value="4.3396226415094334" table:style-name="ce9">
            <text:p>4,34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abertas</text:p>
          </table:table-cell>
          <table:table-cell office:value-type="float" office:value="7.52051767676768" table:style-name="ce9">
            <text:p>7,521</text:p>
          </table:table-cell>
          <table:table-cell office:value-type="float" office:value="7.8019999999999996" table:style-name="ce9">
            <text:p>7,802</text:p>
          </table:table-cell>
          <table:table-cell office:value-type="float" office:value="7.7460000000000004" table:style-name="ce9">
            <text:p>7,746</text:p>
          </table:table-cell>
          <table:table-cell office:value-type="float" office:value="6.9169999999999998" table:style-name="ce9">
            <text:p>6,917</text:p>
          </table:table-cell>
          <table:table-cell office:value-type="float" office:value="7.5052943667937297" table:style-name="ce9">
            <text:p>7,505</text:p>
          </table:table-cell>
          <table:table-cell office:value-type="float" office:value="6.27" table:style-name="ce9">
            <text:p>6,270</text:p>
          </table:table-cell>
          <table:table-cell office:value-type="float" office:value="7.7619999999999996" table:style-name="ce9">
            <text:p>7,762</text:p>
          </table:table-cell>
          <table:table-cell office:value-type="float" office:value="7.2050000000000001" table:style-name="ce9">
            <text:p>7,205</text:p>
          </table:table-cell>
          <table:table-cell office:value-type="float" office:value="7.6875983907643901" table:style-name="ce9">
            <text:p>7,688</text:p>
          </table:table-cell>
          <table:table-cell office:value-type="float" office:value="7.45514278493809" table:style-name="ce9">
            <text:p>7,455</text:p>
          </table:table-cell>
          <table:table-cell office:value-type="float" office:value="7.633" table:style-name="ce9">
            <text:p>7,633</text:p>
          </table:table-cell>
          <table:table-cell office:value-type="float" office:value="7.0119837575517483" table:style-name="ce9">
            <text:p>7,01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7.45526838966203" table:style-name="ce9">
            <text:p>7,455</text:p>
          </table:table-cell>
          <table:table-cell office:value-type="float" office:value="8.8320000000000007" table:style-name="ce9">
            <text:p>8,832</text:p>
          </table:table-cell>
          <table:table-cell office:value-type="float" office:value="8.8889999999999993" table:style-name="ce9">
            <text:p>8,889</text:p>
          </table:table-cell>
          <table:table-cell office:value-type="float" office:value="7.1079999999999997" table:style-name="ce9">
            <text:p>7,108</text:p>
          </table:table-cell>
          <table:table-cell office:value-type="float" office:value="7.2131147540983598" table:style-name="ce9">
            <text:p>7,213</text:p>
          </table:table-cell>
          <table:table-cell office:value-type="float" office:value="7.4119999999999999" table:style-name="ce9">
            <text:p>7,412</text:p>
          </table:table-cell>
          <table:table-cell office:value-type="float" office:value="8.5350000000000001" table:style-name="ce9">
            <text:p>8,535</text:p>
          </table:table-cell>
          <table:table-cell office:value-type="float" office:value="9.6959999999999997" table:style-name="ce9">
            <text:p>9,696</text:p>
          </table:table-cell>
          <table:table-cell office:value-type="float" office:value="7.8882497945768302" table:style-name="ce9">
            <text:p>7,888</text:p>
          </table:table-cell>
          <table:table-cell office:value-type="float" office:value="7.1539056457849997" table:style-name="ce9">
            <text:p>7,154</text:p>
          </table:table-cell>
          <table:table-cell office:value-type="float" office:value="6.3650000000000002" table:style-name="ce9">
            <text:p>6,365</text:p>
          </table:table-cell>
          <table:table-cell office:value-type="float" office:value="7.8935891844744877" table:style-name="ce9">
            <text:p>7,89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abertas</text:p>
          </table:table-cell>
          <table:table-cell office:value-type="float" office:value="7.0135275754422501" table:style-name="ce9">
            <text:p>7,014</text:p>
          </table:table-cell>
          <table:table-cell office:value-type="float" office:value="6.375" table:style-name="ce9">
            <text:p>6,375</text:p>
          </table:table-cell>
          <table:table-cell office:value-type="float" office:value="7.1449999999999996" table:style-name="ce9">
            <text:p>7,145</text:p>
          </table:table-cell>
          <table:table-cell office:value-type="float" office:value="5.649" table:style-name="ce9">
            <text:p>5,649</text:p>
          </table:table-cell>
          <table:table-cell office:value-type="float" office:value="5.3961348615410403" table:style-name="ce9">
            <text:p>5,396</text:p>
          </table:table-cell>
          <table:table-cell office:value-type="float" office:value="6.5339999999999998" table:style-name="ce9">
            <text:p>6,534</text:p>
          </table:table-cell>
          <table:table-cell office:value-type="float" office:value="6.5750000000000002" table:style-name="ce9">
            <text:p>6,575</text:p>
          </table:table-cell>
          <table:table-cell office:value-type="float" office:value="6.6559999999999997" table:style-name="ce9">
            <text:p>6,656</text:p>
          </table:table-cell>
          <table:table-cell office:value-type="float" office:value="6.7561619718309904" table:style-name="ce9">
            <text:p>6,756</text:p>
          </table:table-cell>
          <table:table-cell office:value-type="float" office:value="6.5373699148533602" table:style-name="ce9">
            <text:p>6,537</text:p>
          </table:table-cell>
          <table:table-cell office:value-type="float" office:value="6.8940000000000001" table:style-name="ce9">
            <text:p>6,894</text:p>
          </table:table-cell>
          <table:table-cell office:value-type="float" office:value="7.8094746353427125" table:style-name="ce9">
            <text:p>7,80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4.4221479004087696" table:style-name="ce9">
            <text:p>4,422</text:p>
          </table:table-cell>
          <table:table-cell office:value-type="float" office:value="4.8339999999999996" table:style-name="ce9">
            <text:p>4,834</text:p>
          </table:table-cell>
          <table:table-cell office:value-type="float" office:value="4.8730000000000002" table:style-name="ce9">
            <text:p>4,873</text:p>
          </table:table-cell>
          <table:table-cell office:value-type="float" office:value="5.3259999999999996" table:style-name="ce9">
            <text:p>5,326</text:p>
          </table:table-cell>
          <table:table-cell office:value-type="float" office:value="4.5239702903443604" table:style-name="ce9">
            <text:p>4,524</text:p>
          </table:table-cell>
          <table:table-cell office:value-type="float" office:value="4.9459999999999997" table:style-name="ce9">
            <text:p>4,946</text:p>
          </table:table-cell>
          <table:table-cell office:value-type="float" office:value="4.7830000000000004" table:style-name="ce9">
            <text:p>4,783</text:p>
          </table:table-cell>
          <table:table-cell office:value-type="float" office:value="5.1280000000000001" table:style-name="ce9">
            <text:p>5,128</text:p>
          </table:table-cell>
          <table:table-cell office:value-type="float" office:value="4.5404613694617399" table:style-name="ce9">
            <text:p>4,540</text:p>
          </table:table-cell>
          <table:table-cell office:value-type="float" office:value="4.7179487179487198" table:style-name="ce9">
            <text:p>4,718</text:p>
          </table:table-cell>
          <table:table-cell office:value-type="float" office:value="4.9189999999999996" table:style-name="ce9">
            <text:p>4,919</text:p>
          </table:table-cell>
          <table:table-cell office:value-type="float" office:value="5.0614067733531813" table:style-name="ce9">
            <text:p>5,061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0.5555555555556" table:style-name="ce9">
            <text:p>80,556</text:p>
          </table:table-cell>
          <table:table-cell office:value-type="float" office:value="79.73" table:style-name="ce9">
            <text:p>79,730</text:p>
          </table:table-cell>
          <table:table-cell office:value-type="float" office:value="72" table:style-name="ce9">
            <text:p>72,000</text:p>
          </table:table-cell>
          <table:table-cell office:value-type="float" office:value="85.507000000000005" table:style-name="ce9">
            <text:p>85,507</text:p>
          </table:table-cell>
          <table:table-cell office:value-type="float" office:value="91.935483870967701" table:style-name="ce9">
            <text:p>91,935</text:p>
          </table:table-cell>
          <table:table-cell office:value-type="float" office:value="94.03" table:style-name="ce9">
            <text:p>94,030</text:p>
          </table:table-cell>
          <table:table-cell office:value-type="float" office:value="85.185000000000002" table:style-name="ce9">
            <text:p>85,185</text:p>
          </table:table-cell>
          <table:table-cell office:value-type="float" office:value="91.462999999999994" table:style-name="ce9">
            <text:p>91,463</text:p>
          </table:table-cell>
          <table:table-cell office:value-type="float" office:value="88.709677419354804" table:style-name="ce9">
            <text:p>88,710</text:p>
          </table:table-cell>
          <table:table-cell office:value-type="float" office:value="88.461538461538495" table:style-name="ce9">
            <text:p>88,462</text:p>
          </table:table-cell>
          <table:table-cell office:value-type="float" office:value="87.069000000000003" table:style-name="ce9">
            <text:p>87,069</text:p>
          </table:table-cell>
          <table:table-cell office:value-type="float" office:value="81.651376146788991" table:style-name="ce9">
            <text:p>81,65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9.527428164331496" table:style-name="ce9">
            <text:p>89,527</text:p>
          </table:table-cell>
          <table:table-cell office:value-type="float" office:value="88.200999999999993" table:style-name="ce9">
            <text:p>88,201</text:p>
          </table:table-cell>
          <table:table-cell office:value-type="float" office:value="87.555999999999997" table:style-name="ce9">
            <text:p>87,556</text:p>
          </table:table-cell>
          <table:table-cell office:value-type="float" office:value="89.094999999999999" table:style-name="ce9">
            <text:p>89,095</text:p>
          </table:table-cell>
          <table:table-cell office:value-type="float" office:value="88.7931034482759" table:style-name="ce9">
            <text:p>88,793</text:p>
          </table:table-cell>
          <table:table-cell office:value-type="float" office:value="87.704999999999998" table:style-name="ce9">
            <text:p>87,705</text:p>
          </table:table-cell>
          <table:table-cell office:value-type="float" office:value="87.082999999999998" table:style-name="ce9">
            <text:p>87,083</text:p>
          </table:table-cell>
          <table:table-cell office:value-type="float" office:value="90.143000000000001" table:style-name="ce9">
            <text:p>90,143</text:p>
          </table:table-cell>
          <table:table-cell office:value-type="float" office:value="89.799446749654194" table:style-name="ce9">
            <text:p>89,799</text:p>
          </table:table-cell>
          <table:table-cell office:value-type="float" office:value="90.423909728575794" table:style-name="ce9">
            <text:p>90,424</text:p>
          </table:table-cell>
          <table:table-cell office:value-type="float" office:value="77.278000000000006" table:style-name="ce9">
            <text:p>77,278</text:p>
          </table:table-cell>
          <table:table-cell office:value-type="float" office:value="34.791813690896262" table:style-name="ce9">
            <text:p>34,79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741250491545401" table:style-name="ce9">
            <text:p>85,741</text:p>
          </table:table-cell>
          <table:table-cell office:value-type="float" office:value="85.546000000000006" table:style-name="ce9">
            <text:p>85,546</text:p>
          </table:table-cell>
          <table:table-cell office:value-type="float" office:value="85.533000000000001" table:style-name="ce9">
            <text:p>85,533</text:p>
          </table:table-cell>
          <table:table-cell office:value-type="float" office:value="85.641999999999996" table:style-name="ce9">
            <text:p>85,642</text:p>
          </table:table-cell>
          <table:table-cell office:value-type="float" office:value="86.124043897572307" table:style-name="ce9">
            <text:p>86,124</text:p>
          </table:table-cell>
          <table:table-cell office:value-type="float" office:value="87.171000000000006" table:style-name="ce9">
            <text:p>87,171</text:p>
          </table:table-cell>
          <table:table-cell office:value-type="float" office:value="85.658000000000001" table:style-name="ce9">
            <text:p>85,658</text:p>
          </table:table-cell>
          <table:table-cell office:value-type="float" office:value="85.587999999999994" table:style-name="ce9">
            <text:p>85,588</text:p>
          </table:table-cell>
          <table:table-cell office:value-type="float" office:value="85.652652059893398" table:style-name="ce9">
            <text:p>85,653</text:p>
          </table:table-cell>
          <table:table-cell office:value-type="float" office:value="86.223085640278498" table:style-name="ce9">
            <text:p>86,223</text:p>
          </table:table-cell>
          <table:table-cell office:value-type="float" office:value="86.102999999999994" table:style-name="ce9">
            <text:p>86,103</text:p>
          </table:table-cell>
          <table:table-cell office:value-type="float" office:value="86.116996775679411" table:style-name="ce9">
            <text:p>86,11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143042912873895" table:style-name="ce9">
            <text:p>85,143</text:p>
          </table:table-cell>
          <table:table-cell office:value-type="float" office:value="85.094999999999999" table:style-name="ce9">
            <text:p>85,095</text:p>
          </table:table-cell>
          <table:table-cell office:value-type="float" office:value="85.114000000000004" table:style-name="ce9">
            <text:p>85,114</text:p>
          </table:table-cell>
          <table:table-cell office:value-type="float" office:value="86.721999999999994" table:style-name="ce9">
            <text:p>86,722</text:p>
          </table:table-cell>
          <table:table-cell office:value-type="float" office:value="85.343077547706102" table:style-name="ce9">
            <text:p>85,343</text:p>
          </table:table-cell>
          <table:table-cell office:value-type="float" office:value="86.974000000000004" table:style-name="ce9">
            <text:p>86,974</text:p>
          </table:table-cell>
          <table:table-cell office:value-type="float" office:value="85.564999999999998" table:style-name="ce9">
            <text:p>85,565</text:p>
          </table:table-cell>
          <table:table-cell office:value-type="float" office:value="83.763000000000005" table:style-name="ce9">
            <text:p>83,763</text:p>
          </table:table-cell>
          <table:table-cell office:value-type="float" office:value="84.912566083773896" table:style-name="ce9">
            <text:p>84,913</text:p>
          </table:table-cell>
          <table:table-cell office:value-type="float" office:value="85.381679389313007" table:style-name="ce9">
            <text:p>85,382</text:p>
          </table:table-cell>
          <table:table-cell office:value-type="float" office:value="86.063999999999993" table:style-name="ce9">
            <text:p>86,064</text:p>
          </table:table-cell>
          <table:table-cell office:value-type="float" office:value="85.13864818024264" table:style-name="ce9">
            <text:p>85,13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513176144244099" table:style-name="ce9">
            <text:p>85,513</text:p>
          </table:table-cell>
          <table:table-cell office:value-type="float" office:value="87.866" table:style-name="ce9">
            <text:p>87,866</text:p>
          </table:table-cell>
          <table:table-cell office:value-type="float" office:value="86.849000000000004" table:style-name="ce9">
            <text:p>86,849</text:p>
          </table:table-cell>
          <table:table-cell office:value-type="float" office:value="87.825999999999993" table:style-name="ce9">
            <text:p>87,826</text:p>
          </table:table-cell>
          <table:table-cell office:value-type="float" office:value="88.690924299456299" table:style-name="ce9">
            <text:p>88,691</text:p>
          </table:table-cell>
          <table:table-cell office:value-type="float" office:value="86.991" table:style-name="ce9">
            <text:p>86,991</text:p>
          </table:table-cell>
          <table:table-cell office:value-type="float" office:value="87.501000000000005" table:style-name="ce9">
            <text:p>87,501</text:p>
          </table:table-cell>
          <table:table-cell office:value-type="float" office:value="86.436000000000007" table:style-name="ce9">
            <text:p>86,436</text:p>
          </table:table-cell>
          <table:table-cell office:value-type="float" office:value="86.893897746014304" table:style-name="ce9">
            <text:p>86,894</text:p>
          </table:table-cell>
          <table:table-cell office:value-type="float" office:value="85.353869413209907" table:style-name="ce9">
            <text:p>85,354</text:p>
          </table:table-cell>
          <table:table-cell office:value-type="float" office:value="85.771000000000001" table:style-name="ce9">
            <text:p>85,771</text:p>
          </table:table-cell>
          <table:table-cell office:value-type="float" office:value="85.122580645161293" table:style-name="ce9">
            <text:p>85,12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7.925925925925895" table:style-name="ce9">
            <text:p>87,926</text:p>
          </table:table-cell>
          <table:table-cell office:value-type="float" office:value="86.789000000000001" table:style-name="ce9">
            <text:p>86,789</text:p>
          </table:table-cell>
          <table:table-cell office:value-type="float" office:value="86.194000000000003" table:style-name="ce9">
            <text:p>86,194</text:p>
          </table:table-cell>
          <table:table-cell office:value-type="float" office:value="86.474999999999994" table:style-name="ce9">
            <text:p>86,475</text:p>
          </table:table-cell>
          <table:table-cell office:value-type="float" office:value="86.783546864463901" table:style-name="ce9">
            <text:p>86,784</text:p>
          </table:table-cell>
          <table:table-cell office:value-type="float" office:value="86.494" table:style-name="ce9">
            <text:p>86,494</text:p>
          </table:table-cell>
          <table:table-cell office:value-type="float" office:value="86.82" table:style-name="ce9">
            <text:p>86,820</text:p>
          </table:table-cell>
          <table:table-cell office:value-type="float" office:value="86.528999999999996" table:style-name="ce9">
            <text:p>86,529</text:p>
          </table:table-cell>
          <table:table-cell office:value-type="float" office:value="81.888035126234897" table:style-name="ce9">
            <text:p>81,888</text:p>
          </table:table-cell>
          <table:table-cell office:value-type="float" office:value="85.992483771780002" table:style-name="ce9">
            <text:p>85,992</text:p>
          </table:table-cell>
          <table:table-cell office:value-type="float" office:value="87.138000000000005" table:style-name="ce9">
            <text:p>87,138</text:p>
          </table:table-cell>
          <table:table-cell office:value-type="float" office:value="86.937104577595832" table:style-name="ce9">
            <text:p>86,937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83000000000004" table:style-name="ce9">
            <text:p>99,983</text:p>
          </table:table-cell>
          <table:table-cell office:value-type="float" office:value="99.965000000000003" table:style-name="ce9">
            <text:p>99,965</text:p>
          </table:table-cell>
          <table:table-cell office:value-type="float" office:value="99.991" table:style-name="ce9">
            <text:p>99,991</text:p>
          </table:table-cell>
          <table:table-cell office:value-type="float" office:value="99.991" table:style-name="ce9">
            <text:p>99,991</text:p>
          </table:table-cell>
          <table:table-cell office:value-type="float" office:value="99.742000000000004" table:style-name="ce9">
            <text:p>99,742</text:p>
          </table:table-cell>
          <table:table-cell office:value-type="float" office:value="99.742000000000004" table:style-name="ce9">
            <text:p>99,742</text:p>
          </table:table-cell>
          <table:table-cell office:value-type="float" office:value="99.828000000000003" table:style-name="ce9">
            <text:p>99,828</text:p>
          </table:table-cell>
          <table:table-cell office:value-type="float" office:value="99.683999999999997" table:style-name="ce9">
            <text:p>99,684</text:p>
          </table:table-cell>
          <table:table-cell office:value-type="float" office:value="99.741" table:style-name="ce9">
            <text:p>99,741</text:p>
          </table:table-cell>
          <table:table-cell office:value-type="float" office:value="99.832999999999998" table:style-name="ce9">
            <text:p>99,833</text:p>
          </table:table-cell>
          <table:table-cell office:value-type="float" office:value="99.936999999999998" table:style-name="ce9">
            <text:p>99,937</text:p>
          </table:table-cell>
          <table:table-cell office:value-type="float" office:value="99.676000000000002" table:style-name="ce9">
            <text:p>99,67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36000000000007" table:style-name="ce9">
            <text:p>99,936</text:p>
          </table:table-cell>
          <table:table-cell office:value-type="float" office:value="99.972999999999999" table:style-name="ce9">
            <text:p>99,973</text:p>
          </table:table-cell>
          <table:table-cell office:value-type="float" office:value="99.989000000000004" table:style-name="ce9">
            <text:p>99,989</text:p>
          </table:table-cell>
          <table:table-cell office:value-type="float" office:value="99.88" table:style-name="ce9">
            <text:p>99,880</text:p>
          </table:table-cell>
          <table:table-cell office:value-type="float" office:value="99.82" table:style-name="ce9">
            <text:p>99,820</text:p>
          </table:table-cell>
          <table:table-cell office:value-type="float" office:value="99.727999999999994" table:style-name="ce9">
            <text:p>99,728</text:p>
          </table:table-cell>
          <table:table-cell office:value-type="float" office:value="99.834000000000003" table:style-name="ce9">
            <text:p>99,834</text:p>
          </table:table-cell>
          <table:table-cell office:value-type="float" office:value="99.813000000000002" table:style-name="ce9">
            <text:p>99,813</text:p>
          </table:table-cell>
          <table:table-cell office:value-type="float" office:value="99.822999999999993" table:style-name="ce9">
            <text:p>99,823</text:p>
          </table:table-cell>
          <table:table-cell office:value-type="float" office:value="99.869" table:style-name="ce9">
            <text:p>99,869</text:p>
          </table:table-cell>
          <table:table-cell office:value-type="float" office:value="99.947999999999993" table:style-name="ce9">
            <text:p>99,948</text:p>
          </table:table-cell>
          <table:table-cell office:value-type="float" office:value="99.948999999999998" table:style-name="ce9">
            <text:p>99,94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41999999999999" table:style-name="ce9">
            <text:p>99,842</text:p>
          </table:table-cell>
          <table:table-cell office:value-type="float" office:value="99.662000000000006" table:style-name="ce9">
            <text:p>99,662</text:p>
          </table:table-cell>
          <table:table-cell office:value-type="float" office:value="99.692999999999998" table:style-name="ce9">
            <text:p>99,693</text:p>
          </table:table-cell>
          <table:table-cell office:value-type="float" office:value="99.879000000000005" table:style-name="ce9">
            <text:p>99,879</text:p>
          </table:table-cell>
          <table:table-cell office:value-type="float" office:value="99.793000000000006" table:style-name="ce9">
            <text:p>99,793</text:p>
          </table:table-cell>
          <table:table-cell office:value-type="float" office:value="99.834000000000003" table:style-name="ce9">
            <text:p>99,834</text:p>
          </table:table-cell>
          <table:table-cell office:value-type="float" office:value="99.861999999999995" table:style-name="ce9">
            <text:p>99,862</text:p>
          </table:table-cell>
          <table:table-cell office:value-type="float" office:value="99.917000000000002" table:style-name="ce9">
            <text:p>99,917</text:p>
          </table:table-cell>
          <table:table-cell office:value-type="float" office:value="99.826999999999998" table:style-name="ce9">
            <text:p>99,827</text:p>
          </table:table-cell>
          <table:table-cell office:value-type="float" office:value="99.727999999999994" table:style-name="ce9">
            <text:p>99,728</text:p>
          </table:table-cell>
          <table:table-cell office:value-type="float" office:value="99.619" table:style-name="ce9">
            <text:p>99,619</text:p>
          </table:table-cell>
          <table:table-cell office:value-type="float" office:value="99.745000000000005" table:style-name="ce9">
            <text:p>99,74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86999999999995" table:style-name="ce9">
            <text:p>99,987</text:p>
          </table:table-cell>
          <table:table-cell office:value-type="float" office:value="99.980999999999995" table:style-name="ce9">
            <text:p>99,981</text:p>
          </table:table-cell>
          <table:table-cell office:value-type="float" office:value="99.977000000000004" table:style-name="ce9">
            <text:p>99,977</text:p>
          </table:table-cell>
          <table:table-cell office:value-type="float" office:value="99.966999999999999" table:style-name="ce9">
            <text:p>99,967</text:p>
          </table:table-cell>
          <table:table-cell office:value-type="float" office:value="99.966999999999999" table:style-name="ce9">
            <text:p>99,967</text:p>
          </table:table-cell>
          <table:table-cell office:value-type="float" office:value="99.974999999999994" table:style-name="ce9">
            <text:p>99,975</text:p>
          </table:table-cell>
          <table:table-cell office:value-type="float" office:value="99.968000000000004" table:style-name="ce9">
            <text:p>99,968</text:p>
          </table:table-cell>
          <table:table-cell office:value-type="float" office:value="99.972999999999999" table:style-name="ce9">
            <text:p>99,973</text:p>
          </table:table-cell>
          <table:table-cell office:value-type="float" office:value="99.991" table:style-name="ce9">
            <text:p>99,991</text:p>
          </table:table-cell>
          <table:table-cell office:value-type="float" office:value="99.977000000000004" table:style-name="ce9">
            <text:p>99,977</text:p>
          </table:table-cell>
          <table:table-cell office:value-type="float" office:value="99.977000000000004" table:style-name="ce9">
            <text:p>99,977</text:p>
          </table:table-cell>
          <table:table-cell office:value-type="float" office:value="99.697999999999993" table:style-name="ce9">
            <text:p>99,69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08999999999997" table:style-name="ce9">
            <text:p>99,809</text:p>
          </table:table-cell>
          <table:table-cell office:value-type="float" office:value="99.814999999999998" table:style-name="ce9">
            <text:p>99,815</text:p>
          </table:table-cell>
          <table:table-cell office:value-type="float" office:value="99.888999999999996" table:style-name="ce9">
            <text:p>99,889</text:p>
          </table:table-cell>
          <table:table-cell office:value-type="float" office:value="99.927000000000007" table:style-name="ce9">
            <text:p>99,927</text:p>
          </table:table-cell>
          <table:table-cell office:value-type="float" office:value="99.545000000000002" table:style-name="ce9">
            <text:p>99,545</text:p>
          </table:table-cell>
          <table:table-cell office:value-type="float" office:value="99.659000000000006" table:style-name="ce9">
            <text:p>99,659</text:p>
          </table:table-cell>
          <table:table-cell office:value-type="float" office:value="99.61" table:style-name="ce9">
            <text:p>99,610</text:p>
          </table:table-cell>
          <table:table-cell office:value-type="float" office:value="99.686000000000007" table:style-name="ce9">
            <text:p>99,686</text:p>
          </table:table-cell>
          <table:table-cell office:value-type="float" office:value="99.701999999999998" table:style-name="ce9">
            <text:p>99,702</text:p>
          </table:table-cell>
          <table:table-cell office:value-type="float" office:value="99.691000000000003" table:style-name="ce9">
            <text:p>99,691</text:p>
          </table:table-cell>
          <table:table-cell office:value-type="float" office:value="99.822000000000003" table:style-name="ce9">
            <text:p>99,822</text:p>
          </table:table-cell>
          <table:table-cell office:value-type="float" office:value="99.762" table:style-name="ce9">
            <text:p>99,762</text:p>
          </table:table-cell>
          <table:table-cell table:number-columns-repeated="16370"/>
        </table:table-row>
        <table:table-row table:number-rows-repeated="10484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39">
      <style:table-cell-properties style:vertical-align="automatic" fo:background-color="transparent"/>
    </style:style>
    <style:style style:name="Excel_BuiltIn_Comma" style:family="table-cell" style:data-style-name="N40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2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dor</meta:initial-creator>
    <dc:creator>Windows User</dc:creator>
    <meta:creation-date>2014-01-16T12:20:14Z</meta:creation-date>
    <dc:date>2019-02-25T12:48:29Z</dc:date>
    <meta:editing-cycles>26</meta:editing-cycles>
    <meta:editing-duration>PT10518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